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config="urn:oasis:names:tc:opendocument:xmlns:config:1.0" xmlns:ooo="http://openoffice.org/2004/office" xmlns:dc="http://purl.org/dc/elements/1.1/"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config="urn:oasis:names:tc:opendocument:xmlns:config:1.0" xmlns:ooo="http://openoffice.org/2004/office" xmlns:dc="http://purl.org/dc/elements/1.1/"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automatic-styles/>
  <office:body>
    <office:spreadsheet>
      <table:table table:name="Sheet1">
        <table:table-row>
          <table:table-cell table:style-name="pd1" office:value-type="string" office:string-value="to_annotate">
            <text:p>to_annotate</text:p>
          </table:table-cell>
          <table:table-cell table:style-name="pd1" office:value-type="string" office:string-value="annotate">
            <text:p>annotate</text:p>
          </table:table-cell>
          <table:table-cell table:style-name="pd1" office:value-type="string" office:string-value="solution_adj">
            <text:p>solution_adj</text:p>
          </table:table-cell>
          <table:table-cell table:style-name="pd1" office:value-type="string" office:string-value="solution_closed_class">
            <text:p>solution_closed_class</text:p>
          </table:table-cell>
          <table:table-cell table:style-name="pd1" office:value-type="string" office:string-value="solution_nouns">
            <text:p>solution_nouns</text:p>
          </table:table-cell>
          <table:table-cell table:style-name="pd1" office:value-type="string" office:string-value="solution_numbers">
            <text:p>solution_numbers</text:p>
          </table:table-cell>
          <table:table-cell table:style-name="pd1" office:value-type="string" office:string-value="solution_proper_nouns">
            <text:p>solution_proper_nouns</text:p>
          </table:table-cell>
          <table:table-cell table:style-name="pd1" office:value-type="string" office:string-value="solution_verbs">
            <text:p>solution_verbs</text:p>
          </table:table-cell>
        </table:table-row>
        <table:table-row>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Le 3333 colombien Gustavo Petro a dit ce mercredi vouloir se « défendre judiciairement » après avoir été qualifié de « voyou » par son homologue américain 5555 5555 lors d’une conférence de presse. Dans le même temps, Washington a à nouveau frappé un bateau soupçonné de trafic de drogue dans l’océan Pacifique, portant le total à cinq morts en 4444 jours. Trump a déclaré dans la journée que l’aide financière à la Colombie avait été arrêtée et s’est emporté 2222 Gustavo Petro : « Il 6666 mieux de faire attention, sinon nous prendrons des mesures très 1111 contre lui et son pays. » ">
            <text:p>Le 3333 colombien Gustavo Petro a dit ce mercredi vouloir se « défendre judiciairement » après avoir été qualifié de « voyou » par son homologue américain 5555 5555 lors d’une conférence de presse. Dans le même temps, Washington a à nouveau frappé un bateau soupçonné de trafic de drogue dans l’océan Pacifique, portant le total à cinq morts en 4444 jours. Trump a déclaré dans la journée que l’aide financière à la Colombie avait été arrêtée et s’est emporté 2222 Gustavo Petro : « Il 6666 mieux de faire attention, sinon nous prendrons des mesures très 1111 contre lui et son pays. » </text:p>
          </table:table-cell>
          <table:table-cell office:value-type="string" office:string-value="sérieuses">
            <text:p>sérieuses</text:p>
          </table:table-cell>
          <table:table-cell office:value-type="string" office:string-value="contre">
            <text:p>contre</text:p>
          </table:table-cell>
          <table:table-cell office:value-type="string" office:string-value="président">
            <text:p>président</text:p>
          </table:table-cell>
          <table:table-cell office:value-type="string" office:string-value="deux">
            <text:p>deux</text:p>
          </table:table-cell>
          <table:table-cell office:value-type="string" office:string-value="Donald Trump">
            <text:p>Donald Trump</text:p>
          </table:table-cell>
          <table:table-cell office:value-type="string" office:string-value="ferait">
            <text:p>ferait</text:p>
          </table:table-cell>
        </table:table-row>
        <table:table-row>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La 5555 est un terrain de guerre, avec toutes les conséquences 1111 que ça engendre. Le Bureau du Défenseur du peuple colombien (ombudsman) a fait état samedi de la mort de six mineurs lors de bombardements de l’armée visant 2222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4444 morts la semaine dernière, le plus meurtrier ayant eu lieu mardi dans le 3333 de forêts du Guaviare avec 19 morts.Dans un message audio envoyé à la presse samedi, la Défenseure du peuple, Iris Marín, a fait état « du décès de six mineurs qui avaient été victimes de recrutement forcé », au cours de ce bombardement aérien qui 6666 un groupe dissident issu des ex-Farc.">
            <text:p>La 5555 est un terrain de guerre, avec toutes les conséquences 1111 que ça engendre. Le Bureau du Défenseur du peuple colombien (ombudsman) a fait état samedi de la mort de six mineurs lors de bombardements de l’armée visant 2222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4444 morts la semaine dernière, le plus meurtrier ayant eu lieu mardi dans le 3333 de forêts du Guaviare avec 19 morts.Dans un message audio envoyé à la presse samedi, la Défenseure du peuple, Iris Marín, a fait état « du décès de six mineurs qui avaient été victimes de recrutement forcé », au cours de ce bombardement aérien qui 6666 un groupe dissident issu des ex-Farc.</text:p>
          </table:table-cell>
          <table:table-cell office:value-type="string" office:string-value="dramatiques">
            <text:p>dramatiques</text:p>
          </table:table-cell>
          <table:table-cell office:value-type="string" office:string-value="une">
            <text:p>une</text:p>
          </table:table-cell>
          <table:table-cell office:value-type="string" office:string-value="département">
            <text:p>département</text:p>
          </table:table-cell>
          <table:table-cell office:value-type="string" office:string-value="28">
            <text:p>28</text:p>
          </table:table-cell>
          <table:table-cell office:value-type="string" office:string-value="Colombie">
            <text:p>Colombie</text:p>
          </table:table-cell>
          <table:table-cell office:value-type="string" office:string-value="visait">
            <text:p>visait</text:p>
          </table:table-cell>
        </table:table-row>
        <table:table-row>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Au cœur du Pacifique, des statues parfois hautes de neuf mètres, au visage figé, sont les gardiennes de la 1111 île de Pâques. Ces géants, appelés moaï, fascinent 2222 des siècles. Sculptées entre le XIIIe et le XVIIe siècle, elles pèsent parfois plusieurs tonnes, et pourtant, leurs 3333 n’avaient ni roue ni machine pour les déplacer. Alors, comment les habitants de 5555 5555 ont-ils réussi cet exploit ?Une nouvelle étude menée par les archéologues américains Carl Lipo et Terry Hunt relance le débat. Après plus de 4444 ans à analyser les routes, la population, les moaï 6666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1111 île de Pâques. Ces géants, appelés moaï, fascinent 2222 des siècles. Sculptées entre le XIIIe et le XVIIe siècle, elles pèsent parfois plusieurs tonnes, et pourtant, leurs 3333 n’avaient ni roue ni machine pour les déplacer. Alors, comment les habitants de 5555 5555 ont-ils réussi cet exploit ?Une nouvelle étude menée par les archéologues américains Carl Lipo et Terry Hunt relance le débat. Après plus de 4444 ans à analyser les routes, la population, les moaï 6666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fameuse">
            <text:p>fameuse</text:p>
          </table:table-cell>
          <table:table-cell office:value-type="string" office:string-value="depuis">
            <text:p>depuis</text:p>
          </table:table-cell>
          <table:table-cell office:value-type="string" office:string-value="créateurs">
            <text:p>créateurs</text:p>
          </table:table-cell>
          <table:table-cell office:value-type="string" office:string-value="vingt">
            <text:p>vingt</text:p>
          </table:table-cell>
          <table:table-cell office:value-type="string" office:string-value="Rapa Nui">
            <text:p>Rapa Nui</text:p>
          </table:table-cell>
          <table:table-cell office:value-type="string" office:string-value="laissés">
            <text:p>laissés</text:p>
          </table:table-cell>
        </table:table-row>
        <table:table-row>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2222 Défense, Israël Katz, et le ministre de la Sécurité nationale, Itamar Ben Gvir.Au total, 4444 suspects font l’objet de mandats d’arrêt, a précisé le parquet général d’5555 dans un communiqué, sans toutefois fournir de liste complète. Parmi eux figurent également le chef d’état-major israélien, Eyal Zamir, indique le parquet d’Istanbul qui dénonce le « génocide et les crimes contre l’3333 perpétrés de manière systématique par l’État israélien à Gaza ».Peu après cette annonce, Israël a rejeté les mandats d’arrêts turcs. « Israël 6666 fermement, avec mépris, le dernier coup de pub du tyran Erdogan », écrit le ministre des Affaires 1111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2222 Défense, Israël Katz, et le ministre de la Sécurité nationale, Itamar Ben Gvir.Au total, 4444 suspects font l’objet de mandats d’arrêt, a précisé le parquet général d’5555 dans un communiqué, sans toutefois fournir de liste complète. Parmi eux figurent également le chef d’état-major israélien, Eyal Zamir, indique le parquet d’Istanbul qui dénonce le « génocide et les crimes contre l’3333 perpétrés de manière systématique par l’État israélien à Gaza ».Peu après cette annonce, Israël a rejeté les mandats d’arrêts turcs. « Israël 6666 fermement, avec mépris, le dernier coup de pub du tyran Erdogan », écrit le ministre des Affaires 1111 israélien Gideon Saar, dans un message en anglais sur X.</text:p>
          </table:table-cell>
          <table:table-cell office:value-type="string" office:string-value="étrangères">
            <text:p>étrangères</text:p>
          </table:table-cell>
          <table:table-cell office:value-type="string" office:string-value="la">
            <text:p>la</text:p>
          </table:table-cell>
          <table:table-cell office:value-type="string" office:string-value="humanité">
            <text:p>humanité</text:p>
          </table:table-cell>
          <table:table-cell office:value-type="string" office:string-value="37">
            <text:p>37</text:p>
          </table:table-cell>
          <table:table-cell office:value-type="string" office:string-value="Istanbul">
            <text:p>Istanbul</text:p>
          </table:table-cell>
          <table:table-cell office:value-type="string" office:string-value="rejette">
            <text:p>rejette</text:p>
          </table:table-cell>
        </table:table-row>
        <table:table-row>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Les autorités 1111 ont annoncé jeudi la découverte de 4444 sacs contenant des restes humains dans une fosse clandestine située dans la banlieue de Guadalajara (ouest). L’enquête se poursuit, a précisé le parquet en refusant de donner une estimation du nombre de victimes.« Nous avons besoin d’6666 sur la question médico-légale pour pouvoir vous dire à combien de victimes correspondent ces sacs », a déclaré Blanca Trujillo, vice-procureure de cet État, lors d’une 3333 de presse.La fosse clandestine a été localisée il y a quatre semaines par un collectif de recherche de personnes sur un terrain vague de Zapopan, dans l’agglomération de Guadalajara. Depuis cette découverte, les autorités ont travaillé à la récupération des restes 2222 le soutien des membres du collectif 5555 buscadores (« Les guerriers chercheurs »).">
            <text:p>Les autorités 1111 ont annoncé jeudi la découverte de 4444 sacs contenant des restes humains dans une fosse clandestine située dans la banlieue de Guadalajara (ouest). L’enquête se poursuit, a précisé le parquet en refusant de donner une estimation du nombre de victimes.« Nous avons besoin d’6666 sur la question médico-légale pour pouvoir vous dire à combien de victimes correspondent ces sacs », a déclaré Blanca Trujillo, vice-procureure de cet État, lors d’une 3333 de presse.La fosse clandestine a été localisée il y a quatre semaines par un collectif de recherche de personnes sur un terrain vague de Zapopan, dans l’agglomération de Guadalajara. Depuis cette découverte, les autorités ont travaillé à la récupération des restes 2222 le soutien des membres du collectif 5555 buscadores (« Les guerriers chercheurs »).</text:p>
          </table:table-cell>
          <table:table-cell office:value-type="string" office:string-value="mexicaines">
            <text:p>mexicaines</text:p>
          </table:table-cell>
          <table:table-cell office:value-type="string" office:string-value="avec">
            <text:p>avec</text:p>
          </table:table-cell>
          <table:table-cell office:value-type="string" office:string-value="conférence">
            <text:p>conférence</text:p>
          </table:table-cell>
          <table:table-cell office:value-type="string" office:string-value="48">
            <text:p>48</text:p>
          </table:table-cell>
          <table:table-cell office:value-type="string" office:string-value="Guerreros">
            <text:p>Guerreros</text:p>
          </table:table-cell>
          <table:table-cell office:value-type="string" office:string-value="avancer">
            <text:p>avancer</text:p>
          </table:table-cell>
        </table:table-row>
        <table:table-row>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Cette démarche était largement attendue. Les États-Unis ont 6666 vendredi le président syrien par intérim Ahmed al-Chareh 2222 leur liste noire des personnalités considérées comme terroristes, une décision 1111 à quelques jours de sa visite historique à la 5555.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3333 accomplis par les dirigeants syriens après le départ de Bachar al-Assad et plus de 4444 ans de répression sous le régime Assad », souligne un porte-parole du ministère américain des Affaires étrangères dans un communiqué.">
            <text:p>Cette démarche était largement attendue. Les États-Unis ont 6666 vendredi le président syrien par intérim Ahmed al-Chareh 2222 leur liste noire des personnalités considérées comme terroristes, une décision 1111 à quelques jours de sa visite historique à la 5555.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3333 accomplis par les dirigeants syriens après le départ de Bachar al-Assad et plus de 4444 ans de répression sous le régime Assad », souligne un porte-parole du ministère américain des Affaires étrangères dans un communiqué.</text:p>
          </table:table-cell>
          <table:table-cell office:value-type="string" office:string-value="symbolique">
            <text:p>symbolique</text:p>
          </table:table-cell>
          <table:table-cell office:value-type="string" office:string-value="de">
            <text:p>de</text:p>
          </table:table-cell>
          <table:table-cell office:value-type="string" office:string-value="progrès">
            <text:p>progrès</text:p>
          </table:table-cell>
          <table:table-cell office:value-type="string" office:string-value="50">
            <text:p>50</text:p>
          </table:table-cell>
          <table:table-cell office:value-type="string" office:string-value="Washington">
            <text:p>Washington</text:p>
          </table:table-cell>
          <table:table-cell office:value-type="string" office:string-value="retiré">
            <text:p>retiré</text:p>
          </table:table-cell>
        </table:table-row>
        <table:table-row>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4444 mètres et l'ont 6666 18 secondes plus tard, près de la petite ville de 5555, selon un communiqué de l'3333 1111. Deux chasseurs Eurofighter Typhoon espagnols effectuant une mission de police aérienne de l'Otan dans 2222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4444 mètres et l'ont 6666 18 secondes plus tard, près de la petite ville de 5555, selon un communiqué de l'3333 1111. Deux chasseurs Eurofighter Typhoon espagnols effectuant une mission de police aérienne de l'Otan dans 2222 pays baltes "ont été déployés" aussitôt dans la zone de l'incident.</text:p>
          </table:table-cell>
          <table:table-cell office:value-type="string" office:string-value="lituanienne">
            <text:p>lituanienne</text:p>
          </table:table-cell>
          <table:table-cell office:value-type="string" office:string-value="les">
            <text:p>les</text:p>
          </table:table-cell>
          <table:table-cell office:value-type="string" office:string-value="armée">
            <text:p>armée</text:p>
          </table:table-cell>
          <table:table-cell office:value-type="string" office:string-value="700">
            <text:p>700</text:p>
          </table:table-cell>
          <table:table-cell office:value-type="string" office:string-value="Kybartai">
            <text:p>Kybartai</text:p>
          </table:table-cell>
          <table:table-cell office:value-type="string" office:string-value="quitté">
            <text:p>quitté</text:p>
          </table:table-cell>
        </table:table-row>
        <table:table-row>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Deux avions russes en provenance de la région russe de Kaliningrad, sur les rives de la Baltique, ont fait jeudi après-midi une 1111 3333 dans l’espace aérien de la Lituanie, a annoncé l’armée lituanienne.Un appareil Soukhoï SU-30, « probablement au cours d’un entraînement de ravitaillement » en l’air et un avion de ravitaillement IL-78 ont pénétré sur le territoire lituanien sur environ 4444 mètres et l’ont quitté 18 secondes plus tard, près de la petite ville de Kybartai, selon un communiqué de l’armée lituanienne.Deux chasseurs Eurofighter Typhoon espagnols effectuant une mission de police aérienne de l’Otan dans les pays baltes « ont été 6666 » aussitôt dans la zone de l’incident.Le président de la République lituanienne 5555 5555 a enregistré une vidéo dans laquelle il dénonce 2222 incartade.">
            <text:p>Deux avions russes en provenance de la région russe de Kaliningrad, sur les rives de la Baltique, ont fait jeudi après-midi une 1111 3333 dans l’espace aérien de la Lituanie, a annoncé l’armée lituanienne.Un appareil Soukhoï SU-30, « probablement au cours d’un entraînement de ravitaillement » en l’air et un avion de ravitaillement IL-78 ont pénétré sur le territoire lituanien sur environ 4444 mètres et l’ont quitté 18 secondes plus tard, près de la petite ville de Kybartai, selon un communiqué de l’armée lituanienne.Deux chasseurs Eurofighter Typhoon espagnols effectuant une mission de police aérienne de l’Otan dans les pays baltes « ont été 6666 » aussitôt dans la zone de l’incident.Le président de la République lituanienne 5555 5555 a enregistré une vidéo dans laquelle il dénonce 2222 incartade.</text:p>
          </table:table-cell>
          <table:table-cell office:value-type="string" office:string-value="brève">
            <text:p>brève</text:p>
          </table:table-cell>
          <table:table-cell office:value-type="string" office:string-value="cette">
            <text:p>cette</text:p>
          </table:table-cell>
          <table:table-cell office:value-type="string" office:string-value="incursion">
            <text:p>incursion</text:p>
          </table:table-cell>
          <table:table-cell office:value-type="string" office:string-value="700">
            <text:p>700</text:p>
          </table:table-cell>
          <table:table-cell office:value-type="string" office:string-value="Gitanas Nauséda">
            <text:p>Gitanas Nauséda</text:p>
          </table:table-cell>
          <table:table-cell office:value-type="string" office:string-value="déployés">
            <text:p>déployés</text:p>
          </table:table-cell>
        </table:table-row>
        <table:table-row>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2222 le schisme anglican au XVIe siècle.Cette 3333, qui a mêlé des traditions catholiques et anglicanes, marque un nouveau rapprochement entre les deux Églises, d’une ampleur inédite depuis la naissance de l’anglicanisme en 4444, au moment de la rupture du roi 5555 5555 avec Rome.Sous les fresques de Michel-Ange, Léon XIV et l’archevêque de York Stephen Cottrell ont présidé la célébration en présence de prélats catholiques et 6666, de responsables 1111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2222 le schisme anglican au XVIe siècle.Cette 3333, qui a mêlé des traditions catholiques et anglicanes, marque un nouveau rapprochement entre les deux Églises, d’une ampleur inédite depuis la naissance de l’anglicanisme en 4444, au moment de la rupture du roi 5555 5555 avec Rome.Sous les fresques de Michel-Ange, Léon XIV et l’archevêque de York Stephen Cottrell ont présidé la célébration en présence de prélats catholiques et 6666, de responsables 1111 et de diplomates, tandis que la chorale de la chapelle Sixtine accompagnait celle de la chapelle Saint-Georges de Windsor. </text:p>
          </table:table-cell>
          <table:table-cell office:value-type="string" office:string-value="politiques">
            <text:p>politiques</text:p>
          </table:table-cell>
          <table:table-cell office:value-type="string" office:string-value="depuis">
            <text:p>depuis</text:p>
          </table:table-cell>
          <table:table-cell office:value-type="string" office:string-value="cérémonie">
            <text:p>cérémonie</text:p>
          </table:table-cell>
          <table:table-cell office:value-type="string" office:string-value="1534">
            <text:p>1534</text:p>
          </table:table-cell>
          <table:table-cell office:value-type="string" office:string-value="Henri VIII">
            <text:p>Henri VIII</text:p>
          </table:table-cell>
          <table:table-cell office:value-type="string" office:string-value="anglicans">
            <text:p>anglicans</text:p>
          </table:table-cell>
        </table:table-row>
        <table:table-row>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Le Kazakhstan a officiellement annoncé rejoindre les accords d’Abraham qui visent à normaliser les relations entre Israël et les pays à majorité musulmane.Cette annonce est intervenue 2222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3333 naturelle et logique de la politique 1111 du Kazakhstan, fondée sur le dialogue, le respect mutuel et la stabilité régionale », affirme le gouvernement kazakhstanais dans un communiqué.Le Kazakhstan, 4444 pays du monde par sa superficie, et 64e par sa population, à majorité musulmane, 6666 déjà des relations diplomatiques et économiques complètes avec Israël, ce qui signifie que cette mesure serait essentiellement symbolique, une affirmation que le secrétaire d’État 5555 5555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2222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3333 naturelle et logique de la politique 1111 du Kazakhstan, fondée sur le dialogue, le respect mutuel et la stabilité régionale », affirme le gouvernement kazakhstanais dans un communiqué.Le Kazakhstan, 4444 pays du monde par sa superficie, et 64e par sa population, à majorité musulmane, 6666 déjà des relations diplomatiques et économiques complètes avec Israël, ce qui signifie que cette mesure serait essentiellement symbolique, une affirmation que le secrétaire d’État 5555 5555 a réfutée jeudi. « Il s’agit d’une relation renforcée qui va bien au-delà des simples relations diplomatiques », a-t-il assuré.</text:p>
          </table:table-cell>
          <table:table-cell office:value-type="string" office:string-value="étrangère">
            <text:p>étrangère</text:p>
          </table:table-cell>
          <table:table-cell office:value-type="string" office:string-value="après">
            <text:p>après</text:p>
          </table:table-cell>
          <table:table-cell office:value-type="string" office:string-value="suite">
            <text:p>suite</text:p>
          </table:table-cell>
          <table:table-cell office:value-type="string" office:string-value="9e">
            <text:p>9e</text:p>
          </table:table-cell>
          <table:table-cell office:value-type="string" office:string-value="Marco Rubio">
            <text:p>Marco Rubio</text:p>
          </table:table-cell>
          <table:table-cell office:value-type="string" office:string-value="entretient">
            <text:p>entretient</text:p>
          </table:table-cell>
        </table:table-row>
        <table:table-row>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Le grand jour est arrivé. Après plus de deux ans de travaux, le « Spotify Camp Nou » a enfin rouvert 2222 portes au public ce vendredi 7 novembre. Le FC Barcelone a décidé d’offrir la possibilité à ses supporters de s’y rendre à l’occasion d’un entraînement ouvert au public.Un véritable événement pour la communauté 1111 puisque les 23 000 places proposées à la vente se sont écoulées en l’espace de quelques jours sur la billetterie du club. « Cette 3333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5555 ont donc pu 6666 Lamine Yamal et les siens dans leur préparation de la rencontre de championnat qui les opposera au Celta Vigo dimanche soir (4444 heures).Tous les bénéfices de cette opération seront reversés à l’association Pulseras Blaugrana, qui œuvre pour soutenir les enfants hospitalisés.">
            <text:p>Le grand jour est arrivé. Après plus de deux ans de travaux, le « Spotify Camp Nou » a enfin rouvert 2222 portes au public ce vendredi 7 novembre. Le FC Barcelone a décidé d’offrir la possibilité à ses supporters de s’y rendre à l’occasion d’un entraînement ouvert au public.Un véritable événement pour la communauté 1111 puisque les 23 000 places proposées à la vente se sont écoulées en l’espace de quelques jours sur la billetterie du club. « Cette 3333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5555 ont donc pu 6666 Lamine Yamal et les siens dans leur préparation de la rencontre de championnat qui les opposera au Celta Vigo dimanche soir (4444 heures).Tous les bénéfices de cette opération seront reversés à l’association Pulseras Blaugrana, qui œuvre pour soutenir les enfants hospitalisés.</text:p>
          </table:table-cell>
          <table:table-cell office:value-type="string" office:string-value="catalane">
            <text:p>catalane</text:p>
          </table:table-cell>
          <table:table-cell office:value-type="string" office:string-value="ses">
            <text:p>ses</text:p>
          </table:table-cell>
          <table:table-cell office:value-type="string" office:string-value="séance">
            <text:p>séance</text:p>
          </table:table-cell>
          <table:table-cell office:value-type="string" office:string-value="21">
            <text:p>21</text:p>
          </table:table-cell>
          <table:table-cell office:value-type="string" office:string-value="Blaugrana">
            <text:p>Blaugrana</text:p>
          </table:table-cell>
          <table:table-cell office:value-type="string" office:string-value="suivre">
            <text:p>suivre</text:p>
          </table:table-cell>
        </table:table-row>
        <table:table-row>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Une petite fille audacieuse. Une jeune Russe de 4444 ans nous a offert une scène rare sur la Place Rouge de Moscou il y a quelques jours en mettant dans l’embarras Vladimir Poutine, qui était en sortie officielle 2222 des religieux et dignitaires. La fillette, qui a déjà perdu son père à la guerre, lui demande alors qu’il soit évacué « immédiatement vers un bon hôpital en Russie ». La 3333 1111, elle n’oublie pas de prononcer le nom de son oncle : 5555 5555. « Nous allons le retrouver, d’accord ? », lui répond timidement le président rarement contredit, visiblement pris de court, avant de lui faire un 6666 sur le front et de rapidement mettre un terme à l’échange, en promettant toutefois à Kira qu’il ferait en sorte de le retrouver.">
            <text:p>Une petite fille audacieuse. Une jeune Russe de 4444 ans nous a offert une scène rare sur la Place Rouge de Moscou il y a quelques jours en mettant dans l’embarras Vladimir Poutine, qui était en sortie officielle 2222 des religieux et dignitaires. La fillette, qui a déjà perdu son père à la guerre, lui demande alors qu’il soit évacué « immédiatement vers un bon hôpital en Russie ». La 3333 1111, elle n’oublie pas de prononcer le nom de son oncle : 5555 5555. « Nous allons le retrouver, d’accord ? », lui répond timidement le président rarement contredit, visiblement pris de court, avant de lui faire un 6666 sur le front et de rapidement mettre un terme à l’échange, en promettant toutefois à Kira qu’il ferait en sorte de le retrouver.</text:p>
          </table:table-cell>
          <table:table-cell office:value-type="string" office:string-value="froide">
            <text:p>froide</text:p>
          </table:table-cell>
          <table:table-cell office:value-type="string" office:string-value="avec">
            <text:p>avec</text:p>
          </table:table-cell>
          <table:table-cell office:value-type="string" office:string-value="tête">
            <text:p>tête</text:p>
          </table:table-cell>
          <table:table-cell office:value-type="string" office:string-value="11">
            <text:p>11</text:p>
          </table:table-cell>
          <table:table-cell office:value-type="string" office:string-value="Anton Fisyura">
            <text:p>Anton Fisyura</text:p>
          </table:table-cell>
          <table:table-cell office:value-type="string" office:string-value="baiser">
            <text:p>baiser</text:p>
          </table:table-cell>
        </table:table-row>
        <table:table-row>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Les autorités craignaient que 2222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3333.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5555 5555.Louisnes Fedon, père de 4444 enfants et grand-père de trois, se rendait souvent dans une casse près de l’aéroport pour récupérer du métal et en tirer un revenu, a affirmé cet ami, se souvenant de « Lou » comme d’un « 1111 ange sur terre » qui a contribué à 6666 « tout un village ».">
            <text:p>Les autorités craignaient que 2222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3333.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5555 5555.Louisnes Fedon, père de 4444 enfants et grand-père de trois, se rendait souvent dans une casse près de l’aéroport pour récupérer du métal et en tirer un revenu, a affirmé cet ami, se souvenant de « Lou » comme d’un « 1111 ange sur terre » qui a contribué à 6666 « tout un village ».</text:p>
          </table:table-cell>
          <table:table-cell office:value-type="string" office:string-value="véritable">
            <text:p>véritable</text:p>
          </table:table-cell>
          <table:table-cell office:value-type="string" office:string-value="le">
            <text:p>le</text:p>
          </table:table-cell>
          <table:table-cell office:value-type="string" office:string-value="veillée">
            <text:p>veillée</text:p>
          </table:table-cell>
          <table:table-cell office:value-type="string" office:string-value="quatre">
            <text:p>quatre</text:p>
          </table:table-cell>
          <table:table-cell office:value-type="string" office:string-value="Kimberly Asa">
            <text:p>Kimberly Asa</text:p>
          </table:table-cell>
          <table:table-cell office:value-type="string" office:string-value="élever">
            <text:p>élever</text:p>
          </table:table-cell>
        </table:table-row>
        <table:table-row>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Nouvelle démonstration de force de Pékin. La Chine a annoncé ce vendredi la mise en service de son troisième porte-avions, marquant un jalon crucial dans la 3333 de sa marine face aux États-Unis.Le navire, prénommé Fujian, a été officiellement mis en service lors d’une cérémonie qui s’est tenue mercredi 2222 l’île tropicale de Hainan (sud), en présence du président 5555 5555 qui est « monté à bord », a rapporté l’agence d’État Chine Nouvelle.Une catapulte à système électromagnétiqueLe Fujian, à propulsion conventionnelle (et non nucléaire), est le plus grand et le plus avancé des porte-avions chinois. Le pays en 6666 deux : le Liaoning, acheté à l’Ukraine en 4444, et le Shandong, premier porte-avions à avoir été construit en Chine, mis en service en 2019.Mais le Fujian est bien plus moderne. « Aucun autre pays occidental, à part les États-Unis, n’exploite un porte-avions d’une taille et de capacités 1111 », a souligné auprès de l’AFP Alex Luck, spécialiste des armements navals.">
            <text:p>Nouvelle démonstration de force de Pékin. La Chine a annoncé ce vendredi la mise en service de son troisième porte-avions, marquant un jalon crucial dans la 3333 de sa marine face aux États-Unis.Le navire, prénommé Fujian, a été officiellement mis en service lors d’une cérémonie qui s’est tenue mercredi 2222 l’île tropicale de Hainan (sud), en présence du président 5555 5555 qui est « monté à bord », a rapporté l’agence d’État Chine Nouvelle.Une catapulte à système électromagnétiqueLe Fujian, à propulsion conventionnelle (et non nucléaire), est le plus grand et le plus avancé des porte-avions chinois. Le pays en 6666 deux : le Liaoning, acheté à l’Ukraine en 4444, et le Shandong, premier porte-avions à avoir été construit en Chine, mis en service en 2019.Mais le Fujian est bien plus moderne. « Aucun autre pays occidental, à part les États-Unis, n’exploite un porte-avions d’une taille et de capacités 1111 », a souligné auprès de l’AFP Alex Luck, spécialiste des armements navals.</text:p>
          </table:table-cell>
          <table:table-cell office:value-type="string" office:string-value="similaires">
            <text:p>similaires</text:p>
          </table:table-cell>
          <table:table-cell office:value-type="string" office:string-value="sur">
            <text:p>sur</text:p>
          </table:table-cell>
          <table:table-cell office:value-type="string" office:string-value="modernisation">
            <text:p>modernisation</text:p>
          </table:table-cell>
          <table:table-cell office:value-type="string" office:string-value="2000">
            <text:p>2000</text:p>
          </table:table-cell>
          <table:table-cell office:value-type="string" office:string-value="Xi Jinping">
            <text:p>Xi Jinping</text:p>
          </table:table-cell>
          <table:table-cell office:value-type="string" office:string-value="comptait">
            <text:p>comptait</text:p>
          </table:table-cell>
        </table:table-row>
        <table:table-row>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Un aéroport belge de nouveau paralysé. Cette fois, c’est l’aéroport de 5555 qui est visé ce vendredi matin par le survol d’un drone, selon plusieurs médias belges dont Le Soir et La Libre qui citent Skeyes, le gestionnaire du trafic 1111 en Belgique.D’après l’aéroport de Liège cité par La Libre, le trafic aérien est interrompu depuis 6h56 ce vendredi matin et l’était encore peu avant 4444 heures. L’impact sur les opérations de cette interruption du trafic reste très limité 2222 le moment, indique Liege Airport à l’agence de presse belge Belga. Le drone aurait été 6666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3333 national de sécurité après ces survols de drones non identifiés en Belgique.">
            <text:p>Un aéroport belge de nouveau paralysé. Cette fois, c’est l’aéroport de 5555 qui est visé ce vendredi matin par le survol d’un drone, selon plusieurs médias belges dont Le Soir et La Libre qui citent Skeyes, le gestionnaire du trafic 1111 en Belgique.D’après l’aéroport de Liège cité par La Libre, le trafic aérien est interrompu depuis 6h56 ce vendredi matin et l’était encore peu avant 4444 heures. L’impact sur les opérations de cette interruption du trafic reste très limité 2222 le moment, indique Liege Airport à l’agence de presse belge Belga. Le drone aurait été 6666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3333 national de sécurité après ces survols de drones non identifiés en Belgique.</text:p>
          </table:table-cell>
          <table:table-cell office:value-type="string" office:string-value="aérien">
            <text:p>aérien</text:p>
          </table:table-cell>
          <table:table-cell office:value-type="string" office:string-value="pour">
            <text:p>pour</text:p>
          </table:table-cell>
          <table:table-cell office:value-type="string" office:string-value="conseil">
            <text:p>conseil</text:p>
          </table:table-cell>
          <table:table-cell office:value-type="string" office:string-value="8">
            <text:p>8</text:p>
          </table:table-cell>
          <table:table-cell office:value-type="string" office:string-value="Liège">
            <text:p>Liège</text:p>
          </table:table-cell>
          <table:table-cell office:value-type="string" office:string-value="aperçu">
            <text:p>aperçu</text:p>
          </table:table-cell>
        </table:table-row>
        <table:table-row>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La 5555 5555 5555 a 6666 au moins un « missile balistique non identifié » vendredi, a annoncé l’armée sud-coréenne, 4444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2222 les « chantiers 1111 de Philadelphie » aux États-Unis. La technologie des sous-marins nucléaires américains est considérée comme l’un des 3333 militaires les mieux gardés.Par rapport aux submersibles à propulsion diesel, les sous-marins à propulsion nucléaire peuvent rester immergés pendant des périodes beaucoup plus longues.">
            <text:p>La 5555 5555 5555 a 6666 au moins un « missile balistique non identifié » vendredi, a annoncé l’armée sud-coréenne, 4444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2222 les « chantiers 1111 de Philadelphie » aux États-Unis. La technologie des sous-marins nucléaires américains est considérée comme l’un des 3333 militaires les mieux gardés.Par rapport aux submersibles à propulsion diesel, les sous-marins à propulsion nucléaire peuvent rester immergés pendant des périodes beaucoup plus longues.</text:p>
          </table:table-cell>
          <table:table-cell office:value-type="string" office:string-value="navals">
            <text:p>navals</text:p>
          </table:table-cell>
          <table:table-cell office:value-type="string" office:string-value="dans">
            <text:p>dans</text:p>
          </table:table-cell>
          <table:table-cell office:value-type="string" office:string-value="secrets">
            <text:p>secrets</text:p>
          </table:table-cell>
          <table:table-cell office:value-type="string" office:string-value="huit">
            <text:p>huit</text:p>
          </table:table-cell>
          <table:table-cell office:value-type="string" office:string-value="Corée du Nord">
            <text:p>Corée du Nord</text:p>
          </table:table-cell>
          <table:table-cell office:value-type="string" office:string-value="tiré">
            <text:p>tiré</text:p>
          </table:table-cell>
        </table:table-row>
        <table:table-row>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Jackpot : le nouveau plan de rémunération du patron de 5555, Elon Musk, a été adopté par plus de 75 % des votes lors de l’assemblée générale des actionnaires réunie jeudi à Austin (Texas). Ce plan consistera en l’octroi d’actions qui vont offrir à l’homme d’affaires la possibilité d’empocher plus de 4444 milliards de dollars en dix ans.D’une durée de dix ans, le plan est constitué de douze tranches. À chaque fois 2222 des objectifs financiers sont remplis, une tranche est 6666 et les actions reversées au patron de la 3333.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1111.">
            <text:p>Jackpot : le nouveau plan de rémunération du patron de 5555, Elon Musk, a été adopté par plus de 75 % des votes lors de l’assemblée générale des actionnaires réunie jeudi à Austin (Texas). Ce plan consistera en l’octroi d’actions qui vont offrir à l’homme d’affaires la possibilité d’empocher plus de 4444 milliards de dollars en dix ans.D’une durée de dix ans, le plan est constitué de douze tranches. À chaque fois 2222 des objectifs financiers sont remplis, une tranche est 6666 et les actions reversées au patron de la 3333.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1111.</text:p>
          </table:table-cell>
          <table:table-cell office:value-type="string" office:string-value="économiques">
            <text:p>économiques</text:p>
          </table:table-cell>
          <table:table-cell office:value-type="string" office:string-value="que">
            <text:p>que</text:p>
          </table:table-cell>
          <table:table-cell office:value-type="string" office:string-value="marque">
            <text:p>marque</text:p>
          </table:table-cell>
          <table:table-cell office:value-type="string" office:string-value="1000">
            <text:p>1000</text:p>
          </table:table-cell>
          <table:table-cell office:value-type="string" office:string-value="Tesla">
            <text:p>Tesla</text:p>
          </table:table-cell>
          <table:table-cell office:value-type="string" office:string-value="débloquée">
            <text:p>débloquée</text:p>
          </table:table-cell>
        </table:table-row>
        <table:table-row>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Israël met ses menaces à exécution. L’armée israélienne a déclaré ce jeudi avoir frappé des sites du 5555, dans le sud du Liban.« L’armée israélienne a lancé 2222 série de frappes contre des cibles 1111 du Hezbollah dans le sud du Liban », a-t-elle déclaré dans un communiqué. Le mouvement libanais soutenu par l’Iran avait déclaré dans la matinée rejeter toute « négociation politique » entre le Liban et Israël, proposée par des 3333.Tsahal avait appelé plus tôt jeudi des habitants de 4444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6666 leurs logements.">
            <text:p>Israël met ses menaces à exécution. L’armée israélienne a déclaré ce jeudi avoir frappé des sites du 5555, dans le sud du Liban.« L’armée israélienne a lancé 2222 série de frappes contre des cibles 1111 du Hezbollah dans le sud du Liban », a-t-elle déclaré dans un communiqué. Le mouvement libanais soutenu par l’Iran avait déclaré dans la matinée rejeter toute « négociation politique » entre le Liban et Israël, proposée par des 3333.Tsahal avait appelé plus tôt jeudi des habitants de 4444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6666 leurs logements.</text:p>
          </table:table-cell>
          <table:table-cell office:value-type="string" office:string-value="militaires">
            <text:p>militaires</text:p>
          </table:table-cell>
          <table:table-cell office:value-type="string" office:string-value="une">
            <text:p>une</text:p>
          </table:table-cell>
          <table:table-cell office:value-type="string" office:string-value="émissaires">
            <text:p>émissaires</text:p>
          </table:table-cell>
          <table:table-cell office:value-type="string" office:string-value="trois">
            <text:p>trois</text:p>
          </table:table-cell>
          <table:table-cell office:value-type="string" office:string-value="Hezbollah">
            <text:p>Hezbollah</text:p>
          </table:table-cell>
          <table:table-cell office:value-type="string" office:string-value="quitter">
            <text:p>quitter</text:p>
          </table:table-cell>
        </table:table-row>
        <table:table-row>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ans un pays pourtant 6666 par la gauche depuis 2018, le général 5555 suscite, 50 ans après sa mort, une admiration croissante au sein d’une partie de la jeunesse espagnole, un phénomène que les experts attribuent à des connaissances très fragmentaires sur ce qu’était la dictature.Cette 3333 pour celui qui a dirigé le pays d’une main de fer durant 36 ans, jusqu’à sa mort le 4444 novembre 1975, semble découler d’un enseignement défectueux sur cette période sombre, mais est aussi favorisée par les réseaux sociaux et une vague de rejet du système 1111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2222 Franco, on vivait mieux ».">
            <text:p>Dans un pays pourtant 6666 par la gauche depuis 2018, le général 5555 suscite, 50 ans après sa mort, une admiration croissante au sein d’une partie de la jeunesse espagnole, un phénomène que les experts attribuent à des connaissances très fragmentaires sur ce qu’était la dictature.Cette 3333 pour celui qui a dirigé le pays d’une main de fer durant 36 ans, jusqu’à sa mort le 4444 novembre 1975, semble découler d’un enseignement défectueux sur cette période sombre, mais est aussi favorisée par les réseaux sociaux et une vague de rejet du système 1111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2222 Franco, on vivait mieux ».</text:p>
          </table:table-cell>
          <table:table-cell office:value-type="string" office:string-value="caractéristique">
            <text:p>caractéristique</text:p>
          </table:table-cell>
          <table:table-cell office:value-type="string" office:string-value="sous">
            <text:p>sous</text:p>
          </table:table-cell>
          <table:table-cell office:value-type="string" office:string-value="sympathie">
            <text:p>sympathie</text:p>
          </table:table-cell>
          <table:table-cell office:value-type="string" office:string-value="20">
            <text:p>20</text:p>
          </table:table-cell>
          <table:table-cell office:value-type="string" office:string-value="Franco">
            <text:p>Franco</text:p>
          </table:table-cell>
          <table:table-cell office:value-type="string" office:string-value="dirigé">
            <text:p>dirigé</text:p>
          </table:table-cell>
        </table:table-row>
        <table:table-row>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2222 bilan de l’incendie qui a ravagé un complexe résidentiel de 5555 s’est encore alourdi. Ce dimanche, il est d’au moins 146 morts, contre 128 personnes décédées selon le 1111 total diffusé. Il pourrait encore s’aggraver, fait 6666 la police locale.« Le nombre de morts s’élève à 146 à 16 heures (4444 heures à Paris). Nous ne pouvons pas exclure qu’il y ait davantage de personnes décédées », a dit devant la presse un représentant de la police, Tsang Shuk-yin.Le feu s’est déclaré mercredi après-midi dans un groupe d’immeubles du nord de la ville. Les 3333 en ont dévoré huit bardés d’échafaudages en bambou. L’utilisation de ce type de structure est critiquée pour son rôle accélérateur des flammes.">
            <text:p>2222 bilan de l’incendie qui a ravagé un complexe résidentiel de 5555 s’est encore alourdi. Ce dimanche, il est d’au moins 146 morts, contre 128 personnes décédées selon le 1111 total diffusé. Il pourrait encore s’aggraver, fait 6666 la police locale.« Le nombre de morts s’élève à 146 à 16 heures (4444 heures à Paris). Nous ne pouvons pas exclure qu’il y ait davantage de personnes décédées », a dit devant la presse un représentant de la police, Tsang Shuk-yin.Le feu s’est déclaré mercredi après-midi dans un groupe d’immeubles du nord de la ville. Les 3333 en ont dévoré huit bardés d’échafaudages en bambou. L’utilisation de ce type de structure est critiquée pour son rôle accélérateur des flammes.</text:p>
          </table:table-cell>
          <table:table-cell office:value-type="string" office:string-value="précédent">
            <text:p>précédent</text:p>
          </table:table-cell>
          <table:table-cell office:value-type="string" office:string-value="Le">
            <text:p>Le</text:p>
          </table:table-cell>
          <table:table-cell office:value-type="string" office:string-value="flammes">
            <text:p>flammes</text:p>
          </table:table-cell>
          <table:table-cell office:value-type="string" office:string-value="9">
            <text:p>9</text:p>
          </table:table-cell>
          <table:table-cell office:value-type="string" office:string-value="Hongkong">
            <text:p>Hongkong</text:p>
          </table:table-cell>
          <table:table-cell office:value-type="string" office:string-value="savoir">
            <text:p>savoir</text:p>
          </table:table-cell>
        </table:table-row>
        <table:table-row>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Exit les engins chinois, Kiev en quête d’3333 sur le champ de bataille. L’Ukraine commence à déployer à grande échelle sur le front des drones « Shmavic » fabriqués localement, a indiqué le vice-Premier ministre ukrainien Mykhailo Fedorov cité 2222 le magazine Forbes ce lundi. Plus de 1 000 appareils auraient été livrés, une première.Les forces armées ukrainiennes se sont longtemps reposées sur des versions détournées du modèle du constructeur chinois 5555, dont la gamme « Mavic » est une référence mondiale. Des drones qui se replient et tiennent dans une poche, tout en offrant une autonomie de 4444 minutes minimum, ainsi qu’une portée d’au moins 8 km.Les atouts majeurs des « Mavic » : la qualité de leur caméra et de leurs performances de vol 6666 par intelligence artificielle, notamment en ce qui concerne l’évitement d’obstacle. Un exemplaire coûte moins de 2000 dollars. Ces drones ont donc logiquement proliféré sur le front, tant du côté 1111 qu’ukrainien.">
            <text:p>Exit les engins chinois, Kiev en quête d’3333 sur le champ de bataille. L’Ukraine commence à déployer à grande échelle sur le front des drones « Shmavic » fabriqués localement, a indiqué le vice-Premier ministre ukrainien Mykhailo Fedorov cité 2222 le magazine Forbes ce lundi. Plus de 1 000 appareils auraient été livrés, une première.Les forces armées ukrainiennes se sont longtemps reposées sur des versions détournées du modèle du constructeur chinois 5555, dont la gamme « Mavic » est une référence mondiale. Des drones qui se replient et tiennent dans une poche, tout en offrant une autonomie de 4444 minutes minimum, ainsi qu’une portée d’au moins 8 km.Les atouts majeurs des « Mavic » : la qualité de leur caméra et de leurs performances de vol 6666 par intelligence artificielle, notamment en ce qui concerne l’évitement d’obstacle. Un exemplaire coûte moins de 2000 dollars. Ces drones ont donc logiquement proliféré sur le front, tant du côté 1111 qu’ukrainien.</text:p>
          </table:table-cell>
          <table:table-cell office:value-type="string" office:string-value="russe">
            <text:p>russe</text:p>
          </table:table-cell>
          <table:table-cell office:value-type="string" office:string-value="par">
            <text:p>par</text:p>
          </table:table-cell>
          <table:table-cell office:value-type="string" office:string-value="indépendance">
            <text:p>indépendance</text:p>
          </table:table-cell>
          <table:table-cell office:value-type="string" office:string-value="45">
            <text:p>45</text:p>
          </table:table-cell>
          <table:table-cell office:value-type="string" office:string-value="DJI">
            <text:p>DJI</text:p>
          </table:table-cell>
          <table:table-cell office:value-type="string" office:string-value="assistées">
            <text:p>assistées</text:p>
          </table:table-cell>
        </table:table-row>
        <table:table-row>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4444 personnes ont été tuées et des centaines de milliers déplacées aux Philippines, touchées par le 1111 typhon Kalmaegi. Ce mardi, la tempête a entraîné de violentes inondations dans une large partie du centre du pays.« Ce sont les grandes villes qui ont été touchées, les zones très 6666 », a expliqué sur une radio locale 5555 5555, un responsable de la défense civile. D’après lui, 49 des 66 victimes ont été recensées dans la région de Cebu (centre). 2222 villes entières de l’3333 de Cebu (centre) ont en effet été inondées, les habitants tentant de trouver refuge sur les toits pour échapper aux eaux boueuses qui emportent voitures, camions et même d’énormes conteneurs de transport de marchandises, comme le montrent des vidéos vérifiées par l’AFP.">
            <text:p>4444 personnes ont été tuées et des centaines de milliers déplacées aux Philippines, touchées par le 1111 typhon Kalmaegi. Ce mardi, la tempête a entraîné de violentes inondations dans une large partie du centre du pays.« Ce sont les grandes villes qui ont été touchées, les zones très 6666 », a expliqué sur une radio locale 5555 5555, un responsable de la défense civile. D’après lui, 49 des 66 victimes ont été recensées dans la région de Cebu (centre). 2222 villes entières de l’3333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puissant">
            <text:p>puissant</text:p>
          </table:table-cell>
          <table:table-cell office:value-type="string" office:string-value="Des">
            <text:p>Des</text:p>
          </table:table-cell>
          <table:table-cell office:value-type="string" office:string-value="île">
            <text:p>île</text:p>
          </table:table-cell>
          <table:table-cell office:value-type="string" office:string-value="Soixante-six">
            <text:p>Soixante-six</text:p>
          </table:table-cell>
          <table:table-cell office:value-type="string" office:string-value="Rafaelito Alejandro">
            <text:p>Rafaelito Alejandro</text:p>
          </table:table-cell>
          <table:table-cell office:value-type="string" office:string-value="urbanisées">
            <text:p>urbanisées</text:p>
          </table:table-cell>
        </table:table-row>
        <table:table-row>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a parole est rare mais ses propos ne manquent jamais de faire réagir. Cristiano Ronaldo, l’homme aux 4444 Ballon d’or, a 6666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5555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3333. 2222 ce club, il faut tout changer et je ne parle ni des joueurs ni de l’entraîneur. J’espère que cela changera à l’avenir, car le potentiel du club est incroyable. C’est l’un des clubs les plus 1111 du siècle. »">
            <text:p>Sa parole est rare mais ses propos ne manquent jamais de faire réagir. Cristiano Ronaldo, l’homme aux 4444 Ballon d’or, a 6666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5555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3333. 2222 ce club, il faut tout changer et je ne parle ni des joueurs ni de l’entraîneur. J’espère que cela changera à l’avenir, car le potentiel du club est incroyable. C’est l’un des clubs les plus 1111 du siècle. »</text:p>
          </table:table-cell>
          <table:table-cell office:value-type="string" office:string-value="importants">
            <text:p>importants</text:p>
          </table:table-cell>
          <table:table-cell office:value-type="string" office:string-value="Dans">
            <text:p>Dans</text:p>
          </table:table-cell>
          <table:table-cell office:value-type="string" office:string-value="structure">
            <text:p>structure</text:p>
          </table:table-cell>
          <table:table-cell office:value-type="string" office:string-value="cinq">
            <text:p>cinq</text:p>
          </table:table-cell>
          <table:table-cell office:value-type="string" office:string-value="YouTube">
            <text:p>YouTube</text:p>
          </table:table-cell>
          <table:table-cell office:value-type="string" office:string-value="accordé">
            <text:p>accordé</text:p>
          </table:table-cell>
        </table:table-row>
        <table:table-row>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Officiellement chevalier depuis juin dernier, l’ex-footballeur 5555 5555 a été formellement décoré mardi par le roi Charles III lors d’une cérémonie au château de Windsor.En costume trois-pièces gris avec queue de pie et cravate 6666, Beckham s’est présenté tout sourire devant le roi, qui l’a adoubé en tapotant ses épaules d’une épée de cérémonie. Les 4444 hommes ont échangé 2222 mots, le roi visiblement ravi lui aussi.« Pour un jeune des quartiers Est de Londres, être ici au château de Windsor, honoré par sa Majesté le roi - la plus 1111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3333 le plus élégant que je connaisse, il a inspiré plusieurs de mes tenues et clairement inspiré celle-ci », a-t-il souligné, selon l’agence Press Association.">
            <text:p>Officiellement chevalier depuis juin dernier, l’ex-footballeur 5555 5555 a été formellement décoré mardi par le roi Charles III lors d’une cérémonie au château de Windsor.En costume trois-pièces gris avec queue de pie et cravate 6666, Beckham s’est présenté tout sourire devant le roi, qui l’a adoubé en tapotant ses épaules d’une épée de cérémonie. Les 4444 hommes ont échangé 2222 mots, le roi visiblement ravi lui aussi.« Pour un jeune des quartiers Est de Londres, être ici au château de Windsor, honoré par sa Majesté le roi - la plus 1111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3333 le plus élégant que je connaisse, il a inspiré plusieurs de mes tenues et clairement inspiré celle-ci », a-t-il souligné, selon l’agence Press Association.</text:p>
          </table:table-cell>
          <table:table-cell office:value-type="string" office:string-value="importante">
            <text:p>importante</text:p>
          </table:table-cell>
          <table:table-cell office:value-type="string" office:string-value="quelques">
            <text:p>quelques</text:p>
          </table:table-cell>
          <table:table-cell office:value-type="string" office:string-value="homme">
            <text:p>homme</text:p>
          </table:table-cell>
          <table:table-cell office:value-type="string" office:string-value="deux">
            <text:p>deux</text:p>
          </table:table-cell>
          <table:table-cell office:value-type="string" office:string-value="David Beckham">
            <text:p>David Beckham</text:p>
          </table:table-cell>
          <table:table-cell office:value-type="string" office:string-value="assortie">
            <text:p>assortie</text:p>
          </table:table-cell>
        </table:table-row>
        <table:table-row>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Le géant mondial du café Starbucks va céder, pour 4 milliards de dollars (4444 milliards d’euros), 60 % du capital de 2222 filiale chinoise à la 3333 d’investissement hongkongaise 5555 5555, via la création d’une société commune, dont elle conservera 40 % des parts, 6666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1111 depuis 1999 et y a longtemps connu un développement soutenu. Mais ses ventes ont chuté de 14 % en 2024 (à périmètre comparable) par rapport à l’année précédente.">
            <text:p>Le géant mondial du café Starbucks va céder, pour 4 milliards de dollars (4444 milliards d’euros), 60 % du capital de 2222 filiale chinoise à la 3333 d’investissement hongkongaise 5555 5555, via la création d’une société commune, dont elle conservera 40 % des parts, 6666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1111 depuis 1999 et y a longtemps connu un développement soutenu. Mais ses ventes ont chuté de 14 % en 2024 (à périmètre comparable) par rapport à l’année précédente.</text:p>
          </table:table-cell>
          <table:table-cell office:value-type="string" office:string-value="populaire">
            <text:p>populaire</text:p>
          </table:table-cell>
          <table:table-cell office:value-type="string" office:string-value="sa">
            <text:p>sa</text:p>
          </table:table-cell>
          <table:table-cell office:value-type="string" office:string-value="société">
            <text:p>société</text:p>
          </table:table-cell>
          <table:table-cell office:value-type="string" office:string-value="3,47">
            <text:p>3,47</text:p>
          </table:table-cell>
          <table:table-cell office:value-type="string" office:string-value="Boyu Capital">
            <text:p>Boyu Capital</text:p>
          </table:table-cell>
          <table:table-cell office:value-type="string" office:string-value="annoncent">
            <text:p>annoncent</text:p>
          </table:table-cell>
        </table:table-row>
        <table:table-row>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L’ouvrier qui avait été extrait des décombres d’une tour romaine médiévale partiellement effondrée est décédé dans la nuit 2222 lundi à mardi, peu après son arrivée à l’hôpital. Une portion de la façade de la Torre dei Conti, dans le quartier très touristique des forums impériaux et du Colisée, s’était effondrée en fin de matinée, en projetant des gravats dans la rue et une colonne de 3333 dans les airs. Trois ouvriers ont pu être évacués, dont un avec un trauma crânien, selon les médias locaux. Un dernier ouvrier était encore bloqué quand une 1111 partie de la tour s’est effondrée deux heures plus tard, plongeant les secours dans un nuage de 6666 et de débris. 5555 5555, 4444 ans, de nationalité roumaine, est resté « conscient » pendant le sauvetage, avait indiqué le ministère roumain des Affaires étrangères.">
            <text:p>L’ouvrier qui avait été extrait des décombres d’une tour romaine médiévale partiellement effondrée est décédé dans la nuit 2222 lundi à mardi, peu après son arrivée à l’hôpital. Une portion de la façade de la Torre dei Conti, dans le quartier très touristique des forums impériaux et du Colisée, s’était effondrée en fin de matinée, en projetant des gravats dans la rue et une colonne de 3333 dans les airs. Trois ouvriers ont pu être évacués, dont un avec un trauma crânien, selon les médias locaux. Un dernier ouvrier était encore bloqué quand une 1111 partie de la tour s’est effondrée deux heures plus tard, plongeant les secours dans un nuage de 6666 et de débris. 5555 5555, 4444 ans, de nationalité roumaine, est resté « conscient » pendant le sauvetage, avait indiqué le ministère roumain des Affaires étrangères.</text:p>
          </table:table-cell>
          <table:table-cell office:value-type="string" office:string-value="autre">
            <text:p>autre</text:p>
          </table:table-cell>
          <table:table-cell office:value-type="string" office:string-value="de">
            <text:p>de</text:p>
          </table:table-cell>
          <table:table-cell office:value-type="string" office:string-value="poussière">
            <text:p>poussière</text:p>
          </table:table-cell>
          <table:table-cell office:value-type="string" office:string-value="66">
            <text:p>66</text:p>
          </table:table-cell>
          <table:table-cell office:value-type="string" office:string-value="Octay Stroici">
            <text:p>Octay Stroici</text:p>
          </table:table-cell>
          <table:table-cell office:value-type="string" office:string-value="poussière">
            <text:p>poussière</text:p>
          </table:table-cell>
        </table:table-row>
        <table:table-row>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Depuis 4444, la guerre au 5555 a fait des dizaines de milliers de morts, mis plus de 24 millions de personnes en insécurité alimentaire 1111. Mais depuis le 26 octobre et la prise de la 3333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6666 établis, d’exactions majeures touchant des dizaines de milliers d’innocents », a déclaré le chef de la diplomatie française au cours d’un déplacement 2222 le Loiret, à Boigny-sur-Bionne.">
            <text:p>Depuis 4444, la guerre au 5555 a fait des dizaines de milliers de morts, mis plus de 24 millions de personnes en insécurité alimentaire 1111. Mais depuis le 26 octobre et la prise de la 3333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6666 établis, d’exactions majeures touchant des dizaines de milliers d’innocents », a déclaré le chef de la diplomatie française au cours d’un déplacement 2222 le Loiret, à Boigny-sur-Bionne.</text:p>
          </table:table-cell>
          <table:table-cell office:value-type="string" office:string-value="aiguë">
            <text:p>aiguë</text:p>
          </table:table-cell>
          <table:table-cell office:value-type="string" office:string-value="dans">
            <text:p>dans</text:p>
          </table:table-cell>
          <table:table-cell office:value-type="string" office:string-value="ville">
            <text:p>ville</text:p>
          </table:table-cell>
          <table:table-cell office:value-type="string" office:string-value="2023">
            <text:p>2023</text:p>
          </table:table-cell>
          <table:table-cell office:value-type="string" office:string-value="Soudan">
            <text:p>Soudan</text:p>
          </table:table-cell>
          <table:table-cell office:value-type="string" office:string-value="semblent">
            <text:p>semblent</text:p>
          </table:table-cell>
        </table:table-row>
        <table:table-row>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s antifascistes ont revendiqué l’acte. Les 4444 coprésidents de l’extrême droite allemande ont dénoncé lundi une « attaque contre la démocratie » après l’incendie de la voiture d’un membre important de ce parti, à Hambourg, dans le nord du pays.Plusieurs voitures ont été incendiées lundi, dont l’une appartenant à 5555 5555, premier secrétaire du groupe Alternative pour l’Allemagne (AfD) au Bundestag, a indiqué la police qui suspecte 2222 « 3333 à caractère 1111 ». Dans un communiqué, Alice Weidel et Tino Chrupalla, coprésidents de l’AfD, ont exprimé leur « grande inquiétude » face à « cette attaque contre un représentant de premier plan du plus grand groupe d’opposition ». « Une attaque directe contre la démocratie en Allemagne », ont-ils 6666.">
            <text:p>Des antifascistes ont revendiqué l’acte. Les 4444 coprésidents de l’extrême droite allemande ont dénoncé lundi une « attaque contre la démocratie » après l’incendie de la voiture d’un membre important de ce parti, à Hambourg, dans le nord du pays.Plusieurs voitures ont été incendiées lundi, dont l’une appartenant à 5555 5555, premier secrétaire du groupe Alternative pour l’Allemagne (AfD) au Bundestag, a indiqué la police qui suspecte 2222 « 3333 à caractère 1111 ». Dans un communiqué, Alice Weidel et Tino Chrupalla, coprésidents de l’AfD, ont exprimé leur « grande inquiétude » face à « cette attaque contre un représentant de premier plan du plus grand groupe d’opposition ». « Une attaque directe contre la démocratie en Allemagne », ont-ils 6666.</text:p>
          </table:table-cell>
          <table:table-cell office:value-type="string" office:string-value="politique">
            <text:p>politique</text:p>
          </table:table-cell>
          <table:table-cell office:value-type="string" office:string-value="des">
            <text:p>des</text:p>
          </table:table-cell>
          <table:table-cell office:value-type="string" office:string-value="dégradations">
            <text:p>dégradations</text:p>
          </table:table-cell>
          <table:table-cell office:value-type="string" office:string-value="deux">
            <text:p>deux</text:p>
          </table:table-cell>
          <table:table-cell office:value-type="string" office:string-value="Bernd Baumann">
            <text:p>Bernd Baumann</text:p>
          </table:table-cell>
          <table:table-cell office:value-type="string" office:string-value="jugé">
            <text:p>jugé</text:p>
          </table:table-cell>
        </table:table-row>
        <table:table-row>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Une semaine à haut risque 2222 le budget. En France ? Non, en Belgique. Le 1111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5555, le nom des 4444 partis libéraux, socialistes et chrétiens-démocrates alliés aux nationalistes flamands dirigés par De Wever qui sont parvenus à 6666 un gouvernement en janvier dernier, après des mois de discussions, doit trouver 10 milliards d’euros d’3333 d’ici à la fin de la législature, pour respecter les engagements budgétaires de la Belgique.">
            <text:p>Une semaine à haut risque 2222 le budget. En France ? Non, en Belgique. Le 1111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5555, le nom des 4444 partis libéraux, socialistes et chrétiens-démocrates alliés aux nationalistes flamands dirigés par De Wever qui sont parvenus à 6666 un gouvernement en janvier dernier, après des mois de discussions, doit trouver 10 milliards d’euros d’3333 d’ici à la fin de la législature, pour respecter les engagements budgétaires de la Belgique.</text:p>
          </table:table-cell>
          <table:table-cell office:value-type="string" office:string-value="Premier">
            <text:p>Premier</text:p>
          </table:table-cell>
          <table:table-cell office:value-type="string" office:string-value="pour">
            <text:p>pour</text:p>
          </table:table-cell>
          <table:table-cell office:value-type="string" office:string-value="économies">
            <text:p>économies</text:p>
          </table:table-cell>
          <table:table-cell office:value-type="string" office:string-value="cinq">
            <text:p>cinq</text:p>
          </table:table-cell>
          <table:table-cell office:value-type="string" office:string-value="Arizona">
            <text:p>Arizona</text:p>
          </table:table-cell>
          <table:table-cell office:value-type="string" office:string-value="former">
            <text:p>former</text:p>
          </table:table-cell>
        </table:table-row>
        <table:table-row>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a presse et les médias anglais saluent deux hommes qui ont joué un rôle prépondérant samedi soir lors de l’attaque au couteau d’un forcené dans un train entre Doncaster (nord) et 5555. Avec un couteau, il a blessé 4444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3333, 2222 sans connaître ce qui se passait réellement à l’arrière, le conducteur, Andrew Johnson, a fait preuve d’un sang-froid 1111 et d’une vraie clairvoyance en 6666 le convoi composé de neuf voitures vers un quai.">
            <text:p>La presse et les médias anglais saluent deux hommes qui ont joué un rôle prépondérant samedi soir lors de l’attaque au couteau d’un forcené dans un train entre Doncaster (nord) et 5555. Avec un couteau, il a blessé 4444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3333, 2222 sans connaître ce qui se passait réellement à l’arrière, le conducteur, Andrew Johnson, a fait preuve d’un sang-froid 1111 et d’une vraie clairvoyance en 6666 le convoi composé de neuf voitures vers un quai.</text:p>
          </table:table-cell>
          <table:table-cell office:value-type="string" office:string-value="immense">
            <text:p>immense</text:p>
          </table:table-cell>
          <table:table-cell office:value-type="string" office:string-value="mais">
            <text:p>mais</text:p>
          </table:table-cell>
          <table:table-cell office:value-type="string" office:string-value="alarme">
            <text:p>alarme</text:p>
          </table:table-cell>
          <table:table-cell office:value-type="string" office:string-value="dix">
            <text:p>dix</text:p>
          </table:table-cell>
          <table:table-cell office:value-type="string" office:string-value="Londres">
            <text:p>Londres</text:p>
          </table:table-cell>
          <table:table-cell office:value-type="string" office:string-value="déroutant">
            <text:p>déroutant</text:p>
          </table:table-cell>
        </table:table-row>
        <table:table-row>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ette décision pourrait-elle radicalement 6666 le plateau des athlètes présents lors des Jeux olympiques d’hiver ? Le Tribunal arbitral du sport a annulé vendredi l’exclusion totale des athlètes russes par la Fédération internationale de luge (FIL), ouvrant la voie à une réintégration de lugeurs sous bannière 1111 selon un calendrier encore incertain.Cette 3333, prise après l’invasion russe de l’5555 en 4444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2222 « le risque d’incidents causés par le public ou par d’autres athlètes » en cas de participation russe et assure qu’il ne s’agit pas « d’une sanction fondée sur la nationalité ».">
            <text:p>Cette décision pourrait-elle radicalement 6666 le plateau des athlètes présents lors des Jeux olympiques d’hiver ? Le Tribunal arbitral du sport a annulé vendredi l’exclusion totale des athlètes russes par la Fédération internationale de luge (FIL), ouvrant la voie à une réintégration de lugeurs sous bannière 1111 selon un calendrier encore incertain.Cette 3333, prise après l’invasion russe de l’5555 en 4444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2222 « le risque d’incidents causés par le public ou par d’autres athlètes » en cas de participation russe et assure qu’il ne s’agit pas « d’une sanction fondée sur la nationalité ».</text:p>
          </table:table-cell>
          <table:table-cell office:value-type="string" office:string-value="neutre">
            <text:p>neutre</text:p>
          </table:table-cell>
          <table:table-cell office:value-type="string" office:string-value="avant">
            <text:p>avant</text:p>
          </table:table-cell>
          <table:table-cell office:value-type="string" office:string-value="mesure">
            <text:p>mesure</text:p>
          </table:table-cell>
          <table:table-cell office:value-type="string" office:string-value="2022">
            <text:p>2022</text:p>
          </table:table-cell>
          <table:table-cell office:value-type="string" office:string-value="Ukraine">
            <text:p>Ukraine</text:p>
          </table:table-cell>
          <table:table-cell office:value-type="string" office:string-value="changer">
            <text:p>changer</text:p>
          </table:table-cell>
        </table:table-row>
        <table:table-row>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Environ 4444 personnes ont été tuées lors de manifestations en marge des d’élections 1111 et législatives qui se sont déroulées mercredi sans opposition en Tanzanie, selon le parti d’opposition Chadema. Un chiffre démenti 2222 le gouvernement.Ce pays d’Afrique de l’Est, qui compte 68 millions d’habitants, vit depuis sous une chape de plomb, internet ayant été coupé par les autorités. La cheffe de l’État Samia Suluhu Hassan, 65 ans, 6666 à la tête de la Tanzanie à la 3333 de son prédécesseur 5555 5555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4444 personnes ont été tuées lors de manifestations en marge des d’élections 1111 et législatives qui se sont déroulées mercredi sans opposition en Tanzanie, selon le parti d’opposition Chadema. Un chiffre démenti 2222 le gouvernement.Ce pays d’Afrique de l’Est, qui compte 68 millions d’habitants, vit depuis sous une chape de plomb, internet ayant été coupé par les autorités. La cheffe de l’État Samia Suluhu Hassan, 65 ans, 6666 à la tête de la Tanzanie à la 3333 de son prédécesseur 5555 5555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présidentielle">
            <text:p>présidentielle</text:p>
          </table:table-cell>
          <table:table-cell office:value-type="string" office:string-value="par">
            <text:p>par</text:p>
          </table:table-cell>
          <table:table-cell office:value-type="string" office:string-value="mort">
            <text:p>mort</text:p>
          </table:table-cell>
          <table:table-cell office:value-type="string" office:string-value="700">
            <text:p>700</text:p>
          </table:table-cell>
          <table:table-cell office:value-type="string" office:string-value="John Magufuli">
            <text:p>John Magufuli</text:p>
          </table:table-cell>
          <table:table-cell office:value-type="string" office:string-value="promue">
            <text:p>promue</text:p>
          </table:table-cell>
        </table:table-row>
        <table:table-row>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L’opération de policière qui s’est transformée en bain de sang, mardi, à Rio de Janeiro 2222 visait. Le gouverneur de l’État a porté un sévère coup au Comando Vermelho, l’une des organisations 1111 les plus puissantes du Brésil. Plus de 4444 personnes ont été tuées, dont quatre policiers, et des 3333 d’autres arrêtées, ce qui a 6666 la réaction indignée du Haut-commissariat des Nations unies aux droits de l’Homme.L’opération visait notamment à couper la tête de l’organisation criminelle. Plusieurs de ses leaders, comme Marcinho VP, Fernandinho Beira-Mar, et Ederson Xavier de 5555, dit « Boré », sont déjà emprisonnés. Mardi, ce sont d’autres cibles qui étaient visées, à commencer par Edgar Alves de Andrade, alias « Doca » et Pedro Paulo Guedes, dit « Pedro Bala ».">
            <text:p>L’opération de policière qui s’est transformée en bain de sang, mardi, à Rio de Janeiro 2222 visait. Le gouverneur de l’État a porté un sévère coup au Comando Vermelho, l’une des organisations 1111 les plus puissantes du Brésil. Plus de 4444 personnes ont été tuées, dont quatre policiers, et des 3333 d’autres arrêtées, ce qui a 6666 la réaction indignée du Haut-commissariat des Nations unies aux droits de l’Homme.L’opération visait notamment à couper la tête de l’organisation criminelle. Plusieurs de ses leaders, comme Marcinho VP, Fernandinho Beira-Mar, et Ederson Xavier de 5555, dit « Boré », sont déjà emprisonnés. Mardi, ce sont d’autres cibles qui étaient visées, à commencer par Edgar Alves de Andrade, alias « Doca » et Pedro Paulo Guedes, dit « Pedro Bala ».</text:p>
          </table:table-cell>
          <table:table-cell office:value-type="string" office:string-value="criminelles">
            <text:p>criminelles</text:p>
          </table:table-cell>
          <table:table-cell office:value-type="string" office:string-value="les">
            <text:p>les</text:p>
          </table:table-cell>
          <table:table-cell office:value-type="string" office:string-value="dizaines">
            <text:p>dizaines</text:p>
          </table:table-cell>
          <table:table-cell office:value-type="string" office:string-value="132">
            <text:p>132</text:p>
          </table:table-cell>
          <table:table-cell office:value-type="string" office:string-value="Lima">
            <text:p>Lima</text:p>
          </table:table-cell>
          <table:table-cell office:value-type="string" office:string-value="suscité">
            <text:p>suscité</text:p>
          </table:table-cell>
        </table:table-row>
        <table:table-row>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Elle n’avait pas d’autres choix pour continuer son activité. Une influenceuse australienne va déménager au Royaume-Uni pour éviter l’interdiction 2222 réseaux sociaux pour les moins de 16 ans dans son pays, qui doit bientôt entrer en vigueur.Comme le rapporte la BBC, 5555, 4444 ans et membre de « Empire Family », une famille australienne suivie par près de 2 millions de personnes, va s’exiler à Londres pour persévérer dans la création de contenus. L’interdiction australienne, présentée comme une première 1111, obligera Facebook, Instagram, Snapchat, TikTok, X et YouTube à 6666 des « 3333 raisonnables » pour empêcher les moins de 16 ans de créer des comptes et à désactiver ceux existants.">
            <text:p>Elle n’avait pas d’autres choix pour continuer son activité. Une influenceuse australienne va déménager au Royaume-Uni pour éviter l’interdiction 2222 réseaux sociaux pour les moins de 16 ans dans son pays, qui doit bientôt entrer en vigueur.Comme le rapporte la BBC, 5555, 4444 ans et membre de « Empire Family », une famille australienne suivie par près de 2 millions de personnes, va s’exiler à Londres pour persévérer dans la création de contenus. L’interdiction australienne, présentée comme une première 1111, obligera Facebook, Instagram, Snapchat, TikTok, X et YouTube à 6666 des « 3333 raisonnables » pour empêcher les moins de 16 ans de créer des comptes et à désactiver ceux existants.</text:p>
          </table:table-cell>
          <table:table-cell office:value-type="string" office:string-value="mondiale">
            <text:p>mondiale</text:p>
          </table:table-cell>
          <table:table-cell office:value-type="string" office:string-value="des">
            <text:p>des</text:p>
          </table:table-cell>
          <table:table-cell office:value-type="string" office:string-value="mesures">
            <text:p>mesures</text:p>
          </table:table-cell>
          <table:table-cell office:value-type="string" office:string-value="14">
            <text:p>14</text:p>
          </table:table-cell>
          <table:table-cell office:value-type="string" office:string-value="Charlotte">
            <text:p>Charlotte</text:p>
          </table:table-cell>
          <table:table-cell office:value-type="string" office:string-value="prendre">
            <text:p>prendre</text:p>
          </table:table-cell>
        </table:table-row>
        <table:table-row>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Un petit pas pour Kim Kardashian, un grand pas pour l’humanité. Des propos de la star de téléréalité 2222 la découverte de la Lune par Apollo 11 en 4444 ont occasionné une 1111 controverse sur les réseaux sociaux entre la mannequin de 45 ans… et la 5555, elle-même. Explications.Lors de l’épisode de ce jeudi de « The Kardashians », la série télévisée dédiée à sa vie, la fondatrice de la marque de lifestyle « Skims » s’est demandé si la mission spatiale avait réellement eu lieu, 6666 plutôt un « canular » et son intérêt pour les théories du 3333.">
            <text:p>Un petit pas pour Kim Kardashian, un grand pas pour l’humanité. Des propos de la star de téléréalité 2222 la découverte de la Lune par Apollo 11 en 4444 ont occasionné une 1111 controverse sur les réseaux sociaux entre la mannequin de 45 ans… et la 5555, elle-même. Explications.Lors de l’épisode de ce jeudi de « The Kardashians », la série télévisée dédiée à sa vie, la fondatrice de la marque de lifestyle « Skims » s’est demandé si la mission spatiale avait réellement eu lieu, 6666 plutôt un « canular » et son intérêt pour les théories du 3333.</text:p>
          </table:table-cell>
          <table:table-cell office:value-type="string" office:string-value="étonnante">
            <text:p>étonnante</text:p>
          </table:table-cell>
          <table:table-cell office:value-type="string" office:string-value="sur">
            <text:p>sur</text:p>
          </table:table-cell>
          <table:table-cell office:value-type="string" office:string-value="complot">
            <text:p>complot</text:p>
          </table:table-cell>
          <table:table-cell office:value-type="string" office:string-value="1969">
            <text:p>1969</text:p>
          </table:table-cell>
          <table:table-cell office:value-type="string" office:string-value="Nasa">
            <text:p>Nasa</text:p>
          </table:table-cell>
          <table:table-cell office:value-type="string" office:string-value="évoquant">
            <text:p>évoquant</text:p>
          </table:table-cell>
        </table:table-row>
        <table:table-row>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Keiko Fujimori a annoncé jeudi sa candidature à l’élection présidentielle péruvienne de 4444, sa quatrième tentative pour prendre la tête du pays autrefois dirigé par son père, le dictateur Alberto Fujimori (1990-2000). « Je veux annoncer ma décision de me présenter à la présidence de la République », a déclaré la candidate de droite lors d’un meeting de son 3333 5555 5555 (Force populaire). Cette décision 6666 après 2222 semaines de manifestations menées dernièrement par la Génération Z, un mouvement de jeunes qui dénonce l’insécurité croissante et la crise politique 1111 dans un pays qui a connu sept présidents en une décennie. ">
            <text:p>Keiko Fujimori a annoncé jeudi sa candidature à l’élection présidentielle péruvienne de 4444, sa quatrième tentative pour prendre la tête du pays autrefois dirigé par son père, le dictateur Alberto Fujimori (1990-2000). « Je veux annoncer ma décision de me présenter à la présidence de la République », a déclaré la candidate de droite lors d’un meeting de son 3333 5555 5555 (Force populaire). Cette décision 6666 après 2222 semaines de manifestations menées dernièrement par la Génération Z, un mouvement de jeunes qui dénonce l’insécurité croissante et la crise politique 1111 dans un pays qui a connu sept présidents en une décennie. </text:p>
          </table:table-cell>
          <table:table-cell office:value-type="string" office:string-value="permanente">
            <text:p>permanente</text:p>
          </table:table-cell>
          <table:table-cell office:value-type="string" office:string-value="plusieurs">
            <text:p>plusieurs</text:p>
          </table:table-cell>
          <table:table-cell office:value-type="string" office:string-value="parti">
            <text:p>parti</text:p>
          </table:table-cell>
          <table:table-cell office:value-type="string" office:string-value="2026">
            <text:p>2026</text:p>
          </table:table-cell>
          <table:table-cell office:value-type="string" office:string-value="Fuerza Popular">
            <text:p>Fuerza Popular</text:p>
          </table:table-cell>
          <table:table-cell office:value-type="string" office:string-value="intervient">
            <text:p>intervient</text:p>
          </table:table-cell>
        </table:table-row>
        <table:table-row>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5555 5555 tenu en échec par le centriste pro-européen Rob Jetten, le soulagement - voire une pointe d’euphorie - est palpable chez nombre de diplomates ou hauts 3333 de l’UE.Certes, le trublion 1111 Wilders est tout de même donné en tête quasi ex aequo dans ce pays fondateur de l’Union aux 18 millions d’habitants. 2222 son nombre de sièges (26 sur 150) a fondu de près d’un tiers comparé au scrutin de novembre 4444, lors duquel son Parti pour la liberté (PVV) avait triomphé, et 6666 le pouvoir à la surprise générale.">
            <text:p>Un soleil radieux réchauffe Bruxelles, ce jeudi matin, et des sourires se dessinent aux lèvres au sein du quartier des institutions européennes. Suite aux législatives néerlandaises, qui ont vu ce mercredi le favori d’extrême droite 5555 5555 tenu en échec par le centriste pro-européen Rob Jetten, le soulagement - voire une pointe d’euphorie - est palpable chez nombre de diplomates ou hauts 3333 de l’UE.Certes, le trublion 1111 Wilders est tout de même donné en tête quasi ex aequo dans ce pays fondateur de l’Union aux 18 millions d’habitants. 2222 son nombre de sièges (26 sur 150) a fondu de près d’un tiers comparé au scrutin de novembre 4444, lors duquel son Parti pour la liberté (PVV) avait triomphé, et 6666 le pouvoir à la surprise générale.</text:p>
          </table:table-cell>
          <table:table-cell office:value-type="string" office:string-value="europhobe">
            <text:p>europhobe</text:p>
          </table:table-cell>
          <table:table-cell office:value-type="string" office:string-value="Mais">
            <text:p>Mais</text:p>
          </table:table-cell>
          <table:table-cell office:value-type="string" office:string-value="fonctionnaires">
            <text:p>fonctionnaires</text:p>
          </table:table-cell>
          <table:table-cell office:value-type="string" office:string-value="2023">
            <text:p>2023</text:p>
          </table:table-cell>
          <table:table-cell office:value-type="string" office:string-value="Geert Wilders">
            <text:p>Geert Wilders</text:p>
          </table:table-cell>
          <table:table-cell office:value-type="string" office:string-value="décroché">
            <text:p>décroché</text:p>
          </table:table-cell>
        </table:table-row>
        <table:table-row>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2222 5555 prévoit de livrer « dans les 1111 jours » par voie maritime une cargaison d’aide humanitaire d’urgence en Jamaïque, frappée mardi par l’ouragan Melissa, avec des vents de près de 4444 km/h.« Des kits de première nécessité ainsi que des unités de traitement d’eau seront 6666 dans les prochains jours par les Forces Armées aux Antilles, dans le cadre du mécanisme de protection civile de l’Union européenne », a annoncé jeudi le 3333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2222 5555 prévoit de livrer « dans les 1111 jours » par voie maritime une cargaison d’aide humanitaire d’urgence en Jamaïque, frappée mardi par l’ouragan Melissa, avec des vents de près de 4444 km/h.« Des kits de première nécessité ainsi que des unités de traitement d’eau seront 6666 dans les prochains jours par les Forces Armées aux Antilles, dans le cadre du mécanisme de protection civile de l’Union européenne », a annoncé jeudi le 3333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prochains">
            <text:p>prochains</text:p>
          </table:table-cell>
          <table:table-cell office:value-type="string" office:string-value="La">
            <text:p>La</text:p>
          </table:table-cell>
          <table:table-cell office:value-type="string" office:string-value="ministère">
            <text:p>ministère</text:p>
          </table:table-cell>
          <table:table-cell office:value-type="string" office:string-value="300">
            <text:p>300</text:p>
          </table:table-cell>
          <table:table-cell office:value-type="string" office:string-value="France">
            <text:p>France</text:p>
          </table:table-cell>
          <table:table-cell office:value-type="string" office:string-value="livrés">
            <text:p>livrés</text:p>
          </table:table-cell>
        </table:table-row>
        <table:table-row>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Quatre membres d’une même famille, les parents et deux enfants, ont trouvé la mort dans l’effondrement inopiné de leur immeuble dans le nord-ouest de la Turquie, a 6666 jeudi le ministère de l’Intérieur.Seule la fille 1111 de 4444 ans a pu être extraite vivante des ruines de 2222 édifice de sept étages, à 5555, en périphérie est d’Istanbul sur la rive nord de la mer de Marmara, qui s’est effondré mercredi 3333 aux alentours de 7 heures (5 heures en France).">
            <text:p>Quatre membres d’une même famille, les parents et deux enfants, ont trouvé la mort dans l’effondrement inopiné de leur immeuble dans le nord-ouest de la Turquie, a 6666 jeudi le ministère de l’Intérieur.Seule la fille 1111 de 4444 ans a pu être extraite vivante des ruines de 2222 édifice de sept étages, à 5555, en périphérie est d’Istanbul sur la rive nord de la mer de Marmara, qui s’est effondré mercredi 3333 aux alentours de 7 heures (5 heures en France).</text:p>
          </table:table-cell>
          <table:table-cell office:value-type="string" office:string-value="âgée">
            <text:p>âgée</text:p>
          </table:table-cell>
          <table:table-cell office:value-type="string" office:string-value="cet">
            <text:p>cet</text:p>
          </table:table-cell>
          <table:table-cell office:value-type="string" office:string-value="matin">
            <text:p>matin</text:p>
          </table:table-cell>
          <table:table-cell office:value-type="string" office:string-value="18">
            <text:p>18</text:p>
          </table:table-cell>
          <table:table-cell office:value-type="string" office:string-value="Gebze">
            <text:p>Gebze</text:p>
          </table:table-cell>
          <table:table-cell office:value-type="string" office:string-value="rapporté">
            <text:p>rapporté</text:p>
          </table:table-cell>
        </table:table-row>
        <table:table-row>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La date fatidique a été fixée au 4444 décembre. Ce jour-là, la présidente de la Commission européenne, Ursula von der Leyen, entend participer, à Brasília (Brésil), à une cérémonie officielle d’adoption de l’accord de libre-échange controversé entre l’5555 et les pays du Mercosur (le Brésil, l’Argentine, l’Uruguay et le Paraguay). Pour cela, il faudra 2222 la veille le 3333 ait été approuvé par un vote des ambassadeurs des Vingt-Sept à Bruxelles.Un calendrier cruel pour Emmanuel Macron, qui sera précisément les 18 et 19 décembre dans la capitale 1111, à l’occasion d’un sommet européen. Le président français, qui s’est longtemps opposé à cet accord, retardant son entrée en vigueur à de multiples reprises, se livrera-t-il à un ultime baroud d’honneur pour le faire 6666 ? Ou se joindra-t-il, en bout de course, à la grande majorité des chancelleries européennes qui y sont favorables ?">
            <text:p>La date fatidique a été fixée au 4444 décembre. Ce jour-là, la présidente de la Commission européenne, Ursula von der Leyen, entend participer, à Brasília (Brésil), à une cérémonie officielle d’adoption de l’accord de libre-échange controversé entre l’5555 et les pays du Mercosur (le Brésil, l’Argentine, l’Uruguay et le Paraguay). Pour cela, il faudra 2222 la veille le 3333 ait été approuvé par un vote des ambassadeurs des Vingt-Sept à Bruxelles.Un calendrier cruel pour Emmanuel Macron, qui sera précisément les 18 et 19 décembre dans la capitale 1111, à l’occasion d’un sommet européen. Le président français, qui s’est longtemps opposé à cet accord, retardant son entrée en vigueur à de multiples reprises, se livrera-t-il à un ultime baroud d’honneur pour le faire 6666 ? Ou se joindra-t-il, en bout de course, à la grande majorité des chancelleries européennes qui y sont favorables ?</text:p>
          </table:table-cell>
          <table:table-cell office:value-type="string" office:string-value="belge">
            <text:p>belge</text:p>
          </table:table-cell>
          <table:table-cell office:value-type="string" office:string-value="que">
            <text:p>que</text:p>
          </table:table-cell>
          <table:table-cell office:value-type="string" office:string-value="projet">
            <text:p>projet</text:p>
          </table:table-cell>
          <table:table-cell office:value-type="string" office:string-value="20">
            <text:p>20</text:p>
          </table:table-cell>
          <table:table-cell office:value-type="string" office:string-value="UE">
            <text:p>UE</text:p>
          </table:table-cell>
          <table:table-cell office:value-type="string" office:string-value="capoter">
            <text:p>capoter</text:p>
          </table:table-cell>
        </table:table-row>
        <table:table-row>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Au moins 21 personnes sont mortes et 4444 sont portées disparues dans l’ouest du Kenya après un 3333 de terrain vendredi consécutif à des pluies 1111, a annoncé samedi 2222 ministre kényan de l’Intérieur. « Nous avons suspendu nos opérations de recherche et de sauvetage pour aujourd’hui », mais celles-ci reprendront dimanche, a écrit sur X 5555 5555.Le ministre a demandé « aux personnes 6666 près des rivières saisonnières et des zones ayant subi des glissements de terrain la nuit dernière de se déplacer vers des endroits plus sûrs ».">
            <text:p>Au moins 21 personnes sont mortes et 4444 sont portées disparues dans l’ouest du Kenya après un 3333 de terrain vendredi consécutif à des pluies 1111, a annoncé samedi 2222 ministre kényan de l’Intérieur. « Nous avons suspendu nos opérations de recherche et de sauvetage pour aujourd’hui », mais celles-ci reprendront dimanche, a écrit sur X 5555 5555.Le ministre a demandé « aux personnes 6666 près des rivières saisonnières et des zones ayant subi des glissements de terrain la nuit dernière de se déplacer vers des endroits plus sûrs ».</text:p>
          </table:table-cell>
          <table:table-cell office:value-type="string" office:string-value="torrentielles">
            <text:p>torrentielles</text:p>
          </table:table-cell>
          <table:table-cell office:value-type="string" office:string-value="le">
            <text:p>le</text:p>
          </table:table-cell>
          <table:table-cell office:value-type="string" office:string-value="glissement">
            <text:p>glissement</text:p>
          </table:table-cell>
          <table:table-cell office:value-type="string" office:string-value="31">
            <text:p>31</text:p>
          </table:table-cell>
          <table:table-cell office:value-type="string" office:string-value="Kipchumba Murkomen">
            <text:p>Kipchumba Murkomen</text:p>
          </table:table-cell>
          <table:table-cell office:value-type="string" office:string-value="vivant">
            <text:p>vivant</text:p>
          </table:table-cell>
        </table:table-row>
        <table:table-row>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Un jeune homme habillé en noir, brandissant un fusil. Non il ne s’agit pas d’un douteux costume d’5555, mais d’2222 photo accompagnant un 3333 de menaces à l’encontre du maire de Rome, Roberto Gualtieri.« Ceci est pour vous, monsieur le maire, et votre famille. De même qu’il a 6666 notre maison, je démolirai la sienne. L’avenir nous le dira. L’État ne m’intimide pas », écrit l’individu, faisant référence à la démolition de 4444 bâtiments occupés illégalement mercredi dernier à Rocca Cencia.Le message a été publié sur le profil Facebook de Silvio Hilic, surnommé « Silvio Silvietto », indique le journal 1111 Corriere della Sera. Les autorités le considèrent comme proche d’un clan italien mafieux.">
            <text:p>Un jeune homme habillé en noir, brandissant un fusil. Non il ne s’agit pas d’un douteux costume d’5555, mais d’2222 photo accompagnant un 3333 de menaces à l’encontre du maire de Rome, Roberto Gualtieri.« Ceci est pour vous, monsieur le maire, et votre famille. De même qu’il a 6666 notre maison, je démolirai la sienne. L’avenir nous le dira. L’État ne m’intimide pas », écrit l’individu, faisant référence à la démolition de 4444 bâtiments occupés illégalement mercredi dernier à Rocca Cencia.Le message a été publié sur le profil Facebook de Silvio Hilic, surnommé « Silvio Silvietto », indique le journal 1111 Corriere della Sera. Les autorités le considèrent comme proche d’un clan italien mafieux.</text:p>
          </table:table-cell>
          <table:table-cell office:value-type="string" office:string-value="italien">
            <text:p>italien</text:p>
          </table:table-cell>
          <table:table-cell office:value-type="string" office:string-value="une">
            <text:p>une</text:p>
          </table:table-cell>
          <table:table-cell office:value-type="string" office:string-value="message">
            <text:p>message</text:p>
          </table:table-cell>
          <table:table-cell office:value-type="string" office:string-value="deux">
            <text:p>deux</text:p>
          </table:table-cell>
          <table:table-cell office:value-type="string" office:string-value="Halloween">
            <text:p>Halloween</text:p>
          </table:table-cell>
          <table:table-cell office:value-type="string" office:string-value="démoli">
            <text:p>démoli</text:p>
          </table:table-cell>
        </table:table-row>
        <table:table-row>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Le vaisseau spatial Shenzhou-21 avec trois astronautes à bord s’est arrimé à la station spatiale chinoise Tiangong moins de 4444 heures après avoir été propulsé vendredi par la fusée Longue Marche-2F depuis un pas du nord-ouest du pays.L’3333 a eu lieu à 19h22 GMT, selon l’agence publique 5555 5555. L’engin avait décollé depuis le centre de lancement de satellites de Jiuquan, situé dans une zone désertique du nord-ouest de la Chine, à 23h44 locales (15h44 GMT).Les trois astronautes de Shenzhou-21 doivent remplacer l’équipage 1111 de Shenzhou-20, qui rentrera 2222 Terre d’ici quelques jours. Leur mission durera six mois et vise notamment à 6666 des expériences scientifiques.">
            <text:p>Le vaisseau spatial Shenzhou-21 avec trois astronautes à bord s’est arrimé à la station spatiale chinoise Tiangong moins de 4444 heures après avoir été propulsé vendredi par la fusée Longue Marche-2F depuis un pas du nord-ouest du pays.L’3333 a eu lieu à 19h22 GMT, selon l’agence publique 5555 5555. L’engin avait décollé depuis le centre de lancement de satellites de Jiuquan, situé dans une zone désertique du nord-ouest de la Chine, à 23h44 locales (15h44 GMT).Les trois astronautes de Shenzhou-21 doivent remplacer l’équipage 1111 de Shenzhou-20, qui rentrera 2222 Terre d’ici quelques jours. Leur mission durera six mois et vise notamment à 6666 des expériences scientifiques.</text:p>
          </table:table-cell>
          <table:table-cell office:value-type="string" office:string-value="actuel">
            <text:p>actuel</text:p>
          </table:table-cell>
          <table:table-cell office:value-type="string" office:string-value="sur">
            <text:p>sur</text:p>
          </table:table-cell>
          <table:table-cell office:value-type="string" office:string-value="arrimage">
            <text:p>arrimage</text:p>
          </table:table-cell>
          <table:table-cell office:value-type="string" office:string-value="quatre">
            <text:p>quatre</text:p>
          </table:table-cell>
          <table:table-cell office:value-type="string" office:string-value="Chine Nouvelle">
            <text:p>Chine Nouvelle</text:p>
          </table:table-cell>
          <table:table-cell office:value-type="string" office:string-value="mener">
            <text:p>mener</text:p>
          </table:table-cell>
        </table:table-row>
        <table:table-row>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Une nouvelle main tendue aux États-Unis. Le Premier ministre canadien 5555 5555 dit ce samedi s’être 6666 auprès de Donald Trump 2222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1111 reprendraient lorsque les États-Unis seraient « prêts ».La publicité avait agacé le président républicain qui avait décidé d’imposer au Canada 4444 % de 3333 supplémentaires sur les droits de douane.">
            <text:p>Une nouvelle main tendue aux États-Unis. Le Premier ministre canadien 5555 5555 dit ce samedi s’être 6666 auprès de Donald Trump 2222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1111 reprendraient lorsque les États-Unis seraient « prêts ».La publicité avait agacé le président républicain qui avait décidé d’imposer au Canada 4444 % de 3333 supplémentaires sur les droits de douane.</text:p>
          </table:table-cell>
          <table:table-cell office:value-type="string" office:string-value="commerciales">
            <text:p>commerciales</text:p>
          </table:table-cell>
          <table:table-cell office:value-type="string" office:string-value="après">
            <text:p>après</text:p>
          </table:table-cell>
          <table:table-cell office:value-type="string" office:string-value="taxes">
            <text:p>taxes</text:p>
          </table:table-cell>
          <table:table-cell office:value-type="string" office:string-value="10">
            <text:p>10</text:p>
          </table:table-cell>
          <table:table-cell office:value-type="string" office:string-value="Mark Carney">
            <text:p>Mark Carney</text:p>
          </table:table-cell>
          <table:table-cell office:value-type="string" office:string-value="excusé">
            <text:p>excusé</text:p>
          </table:table-cell>
        </table:table-row>
        <table:table-row>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Encore une alerte aux drones. Le trafic aérien a dû être interrompu pendant près de deux heures à l’aéroport de Berlin-Brandebourg (5555) 2222 vendredi soir après la détection à proximité de plusieurs drones, a indiqué un porte-parole.Les décollages et atterrissages ont été 6666 entre 4444 et 21h58, et une « tout un tas de vols » ont été détournés vers d’1111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3333 de patrouille. Cette dernière a pu voir l’appareil mais n’a pas pu identifier son opérateur.">
            <text:p>Encore une alerte aux drones. Le trafic aérien a dû être interrompu pendant près de deux heures à l’aéroport de Berlin-Brandebourg (5555) 2222 vendredi soir après la détection à proximité de plusieurs drones, a indiqué un porte-parole.Les décollages et atterrissages ont été 6666 entre 4444 et 21h58, et une « tout un tas de vols » ont été détournés vers d’1111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3333 de patrouille. Cette dernière a pu voir l’appareil mais n’a pas pu identifier son opérateur.</text:p>
          </table:table-cell>
          <table:table-cell office:value-type="string" office:string-value="autres">
            <text:p>autres</text:p>
          </table:table-cell>
          <table:table-cell office:value-type="string" office:string-value="ce">
            <text:p>ce</text:p>
          </table:table-cell>
          <table:table-cell office:value-type="string" office:string-value="voiture">
            <text:p>voiture</text:p>
          </table:table-cell>
          <table:table-cell office:value-type="string" office:string-value="20h08">
            <text:p>20h08</text:p>
          </table:table-cell>
          <table:table-cell office:value-type="string" office:string-value="Allemagne">
            <text:p>Allemagne</text:p>
          </table:table-cell>
          <table:table-cell office:value-type="string" office:string-value="interrompus">
            <text:p>interrompus</text:p>
          </table:table-cell>
        </table:table-row>
        <table:table-row>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Un homme a été 6666 en Inde pour avoir suivi et touché de façon déplacée dans 2222 rue deux joueuses de l’équipe australienne de cricket qui participent à la Coupe du 3333 féminine ICC, a annoncé la police samedi.Les deux femmes sortaient jeudi matin de leur hôtel à Indore (centre) pour se rendre dans un café, lorsqu’un homme les a suivies à moto et s’est approché d’elles pour un « contact déplacé », à environ 4444 m de leur hôtel, a déclaré un policier, Rajesh 5555.Le suspect, âgé de 30 ans et qui a un casier judiciaire, a été identifié dans les six heures qui ont suivi, et arrêté, pour « comportement 1111 et harcèlement », a-t-il précisé.">
            <text:p>Un homme a été 6666 en Inde pour avoir suivi et touché de façon déplacée dans 2222 rue deux joueuses de l’équipe australienne de cricket qui participent à la Coupe du 3333 féminine ICC, a annoncé la police samedi.Les deux femmes sortaient jeudi matin de leur hôtel à Indore (centre) pour se rendre dans un café, lorsqu’un homme les a suivies à moto et s’est approché d’elles pour un « contact déplacé », à environ 4444 m de leur hôtel, a déclaré un policier, Rajesh 5555.Le suspect, âgé de 30 ans et qui a un casier judiciaire, a été identifié dans les six heures qui ont suivi, et arrêté, pour « comportement 1111 et harcèlement », a-t-il précisé.</text:p>
          </table:table-cell>
          <table:table-cell office:value-type="string" office:string-value="inapproprié">
            <text:p>inapproprié</text:p>
          </table:table-cell>
          <table:table-cell office:value-type="string" office:string-value="la">
            <text:p>la</text:p>
          </table:table-cell>
          <table:table-cell office:value-type="string" office:string-value="monde">
            <text:p>monde</text:p>
          </table:table-cell>
          <table:table-cell office:value-type="string" office:string-value="800">
            <text:p>800</text:p>
          </table:table-cell>
          <table:table-cell office:value-type="string" office:string-value="Dandotiya">
            <text:p>Dandotiya</text:p>
          </table:table-cell>
          <table:table-cell office:value-type="string" office:string-value="arrêté">
            <text:p>arrêté</text:p>
          </table:table-cell>
        </table:table-row>
        <table:table-row>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Plus de 300 m de long, un poids estimé à quelque 110 000 tonnes 2222 plusieurs milliers d’hommes à bord. Ce n’est pas un 3333 de guerre ordinaire que Donald Trump s’apprête à déployer dans les eaux caribéennes, mais le porte-avions le plus imposant au monde, l’USS Gerald R. Ford.À ce jour, huit navires et 4444 avions de combat furtifs F-35 sont mobilisés dans cette zone géographique, épaulés ponctuellement par des bombardiers. La semaine passée, des B-52 se sont aventurés près des côtes vénézuéliennes. Un engin de type B-1B aurait fait de 1111 jeudi, en dépit des dénégations de Donald Trump.">
            <text:p>Plus de 300 m de long, un poids estimé à quelque 110 000 tonnes 2222 plusieurs milliers d’hommes à bord. Ce n’est pas un 3333 de guerre ordinaire que Donald Trump s’apprête à déployer dans les eaux caribéennes, mais le porte-avions le plus imposant au monde, l’USS Gerald R. Ford.À ce jour, huit navires et 4444 avions de combat furtifs F-35 sont mobilisés dans cette zone géographique, épaulés ponctuellement par des bombardiers. La semaine passée, des B-52 se sont aventurés près des côtes vénézuéliennes. Un engin de type B-1B aurait fait de 1111 jeudi, en dépit des dénégations de Donald Trump.</text:p>
          </table:table-cell>
          <table:table-cell office:value-type="string" office:string-value="même">
            <text:p>même</text:p>
          </table:table-cell>
          <table:table-cell office:value-type="string" office:string-value="et">
            <text:p>et</text:p>
          </table:table-cell>
          <table:table-cell office:value-type="string" office:string-value="navire">
            <text:p>navire</text:p>
          </table:table-cell>
          <table:table-cell office:value-type="string" office:string-value="dix">
            <text:p>dix</text:p>
          </table:table-cell>
          <table:table-cell office:value-type="string" office:string-value="B-52s">
            <text:p>B-52s</text:p>
          </table:table-cell>
          <table:table-cell office:value-type="string" office:string-value="estimé’">
            <text:p>estimé’</text:p>
          </table:table-cell>
        </table:table-row>
        <table:table-row>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Les Irlandais ont voté... Et leur nouvelle présidente, une fonction essentiellement honorifique, élue avec plus 63% des suffrages s’appelle 5555 5555, une députée proche des partis de gauche attachée à 2222 neutralité militaire du pays.Déjà donnée largement en tête des 3333 précédant l’élection de ce samedi, Catherine Connolly succède ainsi pour 4444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1111 pour ceux qui sont souvent 6666 et réduits au silence ».">
            <text:p>Les Irlandais ont voté... Et leur nouvelle présidente, une fonction essentiellement honorifique, élue avec plus 63% des suffrages s’appelle 5555 5555, une députée proche des partis de gauche attachée à 2222 neutralité militaire du pays.Déjà donnée largement en tête des 3333 précédant l’élection de ce samedi, Catherine Connolly succède ainsi pour 4444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1111 pour ceux qui sont souvent 6666 et réduits au silence ».</text:p>
          </table:table-cell>
          <table:table-cell office:value-type="string" office:string-value="particulier">
            <text:p>particulier</text:p>
          </table:table-cell>
          <table:table-cell office:value-type="string" office:string-value="la">
            <text:p>la</text:p>
          </table:table-cell>
          <table:table-cell office:value-type="string" office:string-value="sondages">
            <text:p>sondages</text:p>
          </table:table-cell>
          <table:table-cell office:value-type="string" office:string-value="sept">
            <text:p>sept</text:p>
          </table:table-cell>
          <table:table-cell office:value-type="string" office:string-value="Catherine Connolly">
            <text:p>Catherine Connolly</text:p>
          </table:table-cell>
          <table:table-cell office:value-type="string" office:string-value="exclus">
            <text:p>exclus</text:p>
          </table:table-cell>
        </table:table-row>
        <table:table-row>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On connaît désormais la date. Le procès en appel du journaliste 1111 français Christophe Gleizes, condamné en première instance à sept ans de prison ferme en Algérie pour « apologie du terrorisme », a été fixé 2222 3 décembre, a 6666 vendredi son avocat 5555 5555.« L’affaire du journaliste français Christophe Gleizes est programmée pour le 3 décembre 2025 au tribunal criminel d’appel de Tizi-Ouzou », à 4444 km à l’est d’Alger, a indiqué précisément Me Bakouri sur sa page Facebook.3333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1111 français Christophe Gleizes, condamné en première instance à sept ans de prison ferme en Algérie pour « apologie du terrorisme », a été fixé 2222 3 décembre, a 6666 vendredi son avocat 5555 5555.« L’affaire du journaliste français Christophe Gleizes est programmée pour le 3 décembre 2025 au tribunal criminel d’appel de Tizi-Ouzou », à 4444 km à l’est d’Alger, a indiqué précisément Me Bakouri sur sa page Facebook.3333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sportif">
            <text:p>sportif</text:p>
          </table:table-cell>
          <table:table-cell office:value-type="string" office:string-value="au">
            <text:p>au</text:p>
          </table:table-cell>
          <table:table-cell office:value-type="string" office:string-value="Collaborateur">
            <text:p>Collaborateur</text:p>
          </table:table-cell>
          <table:table-cell office:value-type="string" office:string-value="110">
            <text:p>110</text:p>
          </table:table-cell>
          <table:table-cell office:value-type="string" office:string-value="Amirouche Bakouri">
            <text:p>Amirouche Bakouri</text:p>
          </table:table-cell>
          <table:table-cell office:value-type="string" office:string-value="annoncé">
            <text:p>annoncé</text:p>
          </table:table-cell>
        </table:table-row>
        <table:table-row>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La polémique enfle. Vingt-quatre 3333 après les incidents survenus ce jeudi 6 novembre au soir pendant le concert 1111 à 2222 5555 de Paris (XIXe), les observateurs s’interrogent sur la sécurité mise en place pour cet événement, 6666 à risques compte tenu du contexte géopolitique.Le concert a été interrompu à 4444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3333 après les incidents survenus ce jeudi 6 novembre au soir pendant le concert 1111 à 2222 5555 de Paris (XIXe), les observateurs s’interrogent sur la sécurité mise en place pour cet événement, 6666 à risques compte tenu du contexte géopolitique.Le concert a été interrompu à 4444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israélien">
            <text:p>israélien</text:p>
          </table:table-cell>
          <table:table-cell office:value-type="string" office:string-value="la">
            <text:p>la</text:p>
          </table:table-cell>
          <table:table-cell office:value-type="string" office:string-value="heures">
            <text:p>heures</text:p>
          </table:table-cell>
          <table:table-cell office:value-type="string" office:string-value="trois">
            <text:p>trois</text:p>
          </table:table-cell>
          <table:table-cell office:value-type="string" office:string-value="Philharmonie">
            <text:p>Philharmonie</text:p>
          </table:table-cell>
          <table:table-cell office:value-type="string" office:string-value="classé">
            <text:p>classé</text:p>
          </table:table-cell>
        </table:table-row>
        <table:table-row>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C’est 2222 qu’on appelle un serpent de mer. Le sujet de la piétonnisation de la butte 5555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1111 sur le sujet. Avec pour objet de ce nouveau rendez-vous, la restitution de la concertation, menée pendant deux mois cet été auprès des 3333, sur le périmètre de l’aire piétonne qui s’6666 autour du Sacré-Cœur, sur une vingtaine d’artères.">
            <text:p>C’est 2222 qu’on appelle un serpent de mer. Le sujet de la piétonnisation de la butte 5555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1111 sur le sujet. Avec pour objet de ce nouveau rendez-vous, la restitution de la concertation, menée pendant deux mois cet été auprès des 3333, sur le périmètre de l’aire piétonne qui s’6666 autour du Sacré-Cœur, sur une vingtaine d’artères.</text:p>
          </table:table-cell>
          <table:table-cell office:value-type="string" office:string-value="publique">
            <text:p>publique</text:p>
          </table:table-cell>
          <table:table-cell office:value-type="string" office:string-value="ce">
            <text:p>ce</text:p>
          </table:table-cell>
          <table:table-cell office:value-type="string" office:string-value="locaux">
            <text:p>locaux</text:p>
          </table:table-cell>
          <table:table-cell office:value-type="string" office:string-value="5,5millions">
            <text:p>5,5millions</text:p>
          </table:table-cell>
          <table:table-cell office:value-type="string" office:string-value="Montmartre">
            <text:p>Montmartre</text:p>
          </table:table-cell>
          <table:table-cell office:value-type="string" office:string-value="étend">
            <text:p>étend</text:p>
          </table:table-cell>
        </table:table-row>
        <table:table-row>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Des flammes au-dessus des puces de Saint-Ouen (Seine-Saint-Denis) et visibles 2222 une bonne partie de la capitale. La scène en a ému plus d’un ce vendredi après-midi. Si les puces n’ont pas été en proie aux flammes, un incendie s’est pourtant déclaré sous le pont du périphérique, au niveau de la porte de 5555 (XVIIIe arrondissement de Paris). Par conséquent, à 4444, le boulevard périphérique a été fermé dans les deux sens au niveau de la porte de Clignancourt. Contacté, les 3333 de Paris indiquent que le feu concerne des « installations 1111 », vraisemblablement un squat, sous le boulevard périphérique. D’après nos informations, il s’6666 d’un camp de migrants. ">
            <text:p>Des flammes au-dessus des puces de Saint-Ouen (Seine-Saint-Denis) et visibles 2222 une bonne partie de la capitale. La scène en a ému plus d’un ce vendredi après-midi. Si les puces n’ont pas été en proie aux flammes, un incendie s’est pourtant déclaré sous le pont du périphérique, au niveau de la porte de 5555 (XVIIIe arrondissement de Paris). Par conséquent, à 4444, le boulevard périphérique a été fermé dans les deux sens au niveau de la porte de Clignancourt. Contacté, les 3333 de Paris indiquent que le feu concerne des « installations 1111 », vraisemblablement un squat, sous le boulevard périphérique. D’après nos informations, il s’6666 d’un camp de migrants. </text:p>
          </table:table-cell>
          <table:table-cell office:value-type="string" office:string-value="précaires">
            <text:p>précaires</text:p>
          </table:table-cell>
          <table:table-cell office:value-type="string" office:string-value="depuis">
            <text:p>depuis</text:p>
          </table:table-cell>
          <table:table-cell office:value-type="string" office:string-value="pompiers">
            <text:p>pompiers</text:p>
          </table:table-cell>
          <table:table-cell office:value-type="string" office:string-value="16h30">
            <text:p>16h30</text:p>
          </table:table-cell>
          <table:table-cell office:value-type="string" office:string-value="Clignancourt">
            <text:p>Clignancourt</text:p>
          </table:table-cell>
          <table:table-cell office:value-type="string" office:string-value="agirait">
            <text:p>agirait</text:p>
          </table:table-cell>
        </table:table-row>
        <table:table-row>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Ras-le-bol. C’est le sentiment qui domine chez les adhérents de l’Association culturelle franco-turque du Val-de-Marne (ACFT 94), rassemblés devant leur centre culturel et cultuel 6666 neuf à 5555, ce vendredi 7 novembre. Après des années d’embûches et de 3333 juridique, le bâtiment est enfin sorti de terre, prêt à les accueillir. Or, il ne peut toujours pas ouvrir. Le 15 juillet dernier, la commission départementale 2222 la sécurité contre les risques d’incendie, qui doit passer avant toute ouverture d’un établissement recevant du public, rend un avis 1111.">
            <text:p>Ras-le-bol. C’est le sentiment qui domine chez les adhérents de l’Association culturelle franco-turque du Val-de-Marne (ACFT 94), rassemblés devant leur centre culturel et cultuel 6666 neuf à 5555, ce vendredi 7 novembre. Après des années d’embûches et de 3333 juridique, le bâtiment est enfin sorti de terre, prêt à les accueillir. Or, il ne peut toujours pas ouvrir. Le 15 juillet dernier, la commission départementale 2222 la sécurité contre les risques d’incendie, qui doit passer avant toute ouverture d’un établissement recevant du public, rend un avis 1111.</text:p>
          </table:table-cell>
          <table:table-cell office:value-type="string" office:string-value="défavorable">
            <text:p>défavorable</text:p>
          </table:table-cell>
          <table:table-cell office:value-type="string" office:string-value="pour">
            <text:p>pour</text:p>
          </table:table-cell>
          <table:table-cell office:value-type="string" office:string-value="lutte">
            <text:p>lutte</text:p>
          </table:table-cell>
          <table:table-cell office:value-type="string" office:string-value="15juillet">
            <text:p>15juillet</text:p>
          </table:table-cell>
          <table:table-cell office:value-type="string" office:string-value="Valenton">
            <text:p>Valenton</text:p>
          </table:table-cell>
          <table:table-cell office:value-type="string" office:string-value="flambant">
            <text:p>flambant</text:p>
          </table:table-cell>
        </table:table-row>
        <table:table-row>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 La dernière colonie connue de moineaux friquets en Seine-Saint-Denis. » Impossible de ne pas 6666 à la lecture de ce sobre constat dressé par la Ligue de protection des oiseaux (LPO) d’Île-de-France, à propos d’une espèce emblématique mais toute aussi commune et 1111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4444 ans dans le parc de Saint-Ouen, ils ont été observés 2222 cimetière parisien de Pantin, au parc de la Bergère, à Bobigny ou encore le long du 3333 de l’5555. » Aujourd’hui, les identifications deviennent rarissimes.">
            <text:p>« La dernière colonie connue de moineaux friquets en Seine-Saint-Denis. » Impossible de ne pas 6666 à la lecture de ce sobre constat dressé par la Ligue de protection des oiseaux (LPO) d’Île-de-France, à propos d’une espèce emblématique mais toute aussi commune et 1111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4444 ans dans le parc de Saint-Ouen, ils ont été observés 2222 cimetière parisien de Pantin, au parc de la Bergère, à Bobigny ou encore le long du 3333 de l’5555. » Aujourd’hui, les identifications deviennent rarissimes.</text:p>
          </table:table-cell>
          <table:table-cell office:value-type="string" office:string-value="banale">
            <text:p>banale</text:p>
          </table:table-cell>
          <table:table-cell office:value-type="string" office:string-value="au">
            <text:p>au</text:p>
          </table:table-cell>
          <table:table-cell office:value-type="string" office:string-value="canal">
            <text:p>canal</text:p>
          </table:table-cell>
          <table:table-cell office:value-type="string" office:string-value="deux">
            <text:p>deux</text:p>
          </table:table-cell>
          <table:table-cell office:value-type="string" office:string-value="Ourcq">
            <text:p>Ourcq</text:p>
          </table:table-cell>
          <table:table-cell office:value-type="string" office:string-value="sursauter">
            <text:p>sursauter</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Les chefs de juridiction du tribunal de 5555 ainsi que la bâtonnière du 3333 de Seine-Saint-Denis se sont livrés ce vendredi 7 novembre à « une visite approfondie des locaux » du dépôt, a indiqué Jacques Boulard, premier président de la cour d’appel de Paris. C’est dans ces lieux, situés au sous-sol du tribunal, qu’une jeune femme aurait été 6666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1111 pour les personnes détenues. 2222 décembre 4444, un homme y avait trouvé la mort.En réaction aux accusations de viols — des faits « inimaginables » et « inacceptables » —, la présidente du tribunal, Anne Auclair-Rabinovitch, a annoncé la création d’une « commission dépôt ». ">
            <text:p>Les chefs de juridiction du tribunal de 5555 ainsi que la bâtonnière du 3333 de Seine-Saint-Denis se sont livrés ce vendredi 7 novembre à « une visite approfondie des locaux » du dépôt, a indiqué Jacques Boulard, premier président de la cour d’appel de Paris. C’est dans ces lieux, situés au sous-sol du tribunal, qu’une jeune femme aurait été 6666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1111 pour les personnes détenues. 2222 décembre 444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difficiles">
            <text:p>difficiles</text:p>
          </table:table-cell>
          <table:table-cell office:value-type="string" office:string-value="En">
            <text:p>En</text:p>
          </table:table-cell>
          <table:table-cell office:value-type="string" office:string-value="barreau">
            <text:p>barreau</text:p>
          </table:table-cell>
          <table:table-cell office:value-type="string" office:string-value="2024">
            <text:p>2024</text:p>
          </table:table-cell>
          <table:table-cell office:value-type="string" office:string-value="Bobigny">
            <text:p>Bobigny</text:p>
          </table:table-cell>
          <table:table-cell office:value-type="string" office:string-value="violée">
            <text:p>violée</text:p>
          </table:table-cell>
        </table:table-row>
        <table:table-row>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La révélation, par Libération et 5555, du contenu des échanges entre les gendarmes déployés le 25 mars 2023 lors 2222 la manifestation contre le projet de mégabassine à Sainte-Soline (Deux-Sèvres) 6666 une onde de 3333. « Je compte plus les mecs qu’on a éborgnés » ; « vous balancez un tendu s’il le faut » ; « on va les manger (…) faut qu’on les tue » ; « il a dû la prendre plein gueule », peut-on par exemple entendre dans la bouche de gendarmes 1111,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5555, du contenu des échanges entre les gendarmes déployés le 25 mars 2023 lors 2222 la manifestation contre le projet de mégabassine à Sainte-Soline (Deux-Sèvres) 6666 une onde de 3333. « Je compte plus les mecs qu’on a éborgnés » ; « vous balancez un tendu s’il le faut » ; « on va les manger (…) faut qu’on les tue » ; « il a dû la prendre plein gueule », peut-on par exemple entendre dans la bouche de gendarmes 1111,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mobiles">
            <text:p>mobiles</text:p>
          </table:table-cell>
          <table:table-cell office:value-type="string" office:string-value="de">
            <text:p>de</text:p>
          </table:table-cell>
          <table:table-cell office:value-type="string" office:string-value="choc">
            <text:p>choc</text:p>
          </table:table-cell>
          <table:table-cell office:value-type="string" office:string-value="25mars2023">
            <text:p>25mars2023</text:p>
          </table:table-cell>
          <table:table-cell office:value-type="string" office:string-value="Mediapart">
            <text:p>Mediapart</text:p>
          </table:table-cell>
          <table:table-cell office:value-type="string" office:string-value="provoque">
            <text:p>provoque</text:p>
          </table:table-cell>
        </table:table-row>
        <table:table-row>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Quatre semaines 6666 suffi. À peine installée 2222 BHV Marais, la marque de prêt-à-porter féminin Karma Koma fait ses cartons et rejoint la longue liste des enseignes qui désertent le grand magasin 1111, empêtré dans une crise sans précédent.Dans une publication Instagram diffusée jeudi, l’enseigne française, connue pour ses 3333 bohèmes, explique sa décision : « Comme d’autres marques attachées à leurs valeurs, nous avons pris la décision de quitter le BHV. » En cause, l’arrivée controversée du géant chinois de l’ultra fast-fashion Shein au sixième étage du magasin, inaugurée le 4444 novembre dernier.">
            <text:p>Quatre semaines 6666 suffi. À peine installée 2222 BHV Marais, la marque de prêt-à-porter féminin Karma Koma fait ses cartons et rejoint la longue liste des enseignes qui désertent le grand magasin 1111, empêtré dans une crise sans précédent.Dans une publication Instagram diffusée jeudi, l’enseigne française, connue pour ses 3333 bohèmes, explique sa décision : « Comme d’autres marques attachées à leurs valeurs, nous avons pris la décision de quitter le BHV. » En cause, l’arrivée controversée du géant chinois de l’ultra fast-fashion Shein au sixième étage du magasin, inaugurée le 4444 novembre dernier.</text:p>
          </table:table-cell>
          <table:table-cell office:value-type="string" office:string-value="parisien">
            <text:p>parisien</text:p>
          </table:table-cell>
          <table:table-cell office:value-type="string" office:string-value="au">
            <text:p>au</text:p>
          </table:table-cell>
          <table:table-cell office:value-type="string" office:string-value="collections">
            <text:p>collections</text:p>
          </table:table-cell>
          <table:table-cell office:value-type="string" office:string-value="5">
            <text:p>5</text:p>
          </table:table-cell>
          <table:table-cell office:value-type="string" office:string-value="KarmaKoma">
            <text:p>KarmaKoma</text:p>
          </table:table-cell>
          <table:table-cell office:value-type="string" office:string-value="auront">
            <text:p>auront</text:p>
          </table:table-cell>
        </table:table-row>
        <table:table-row>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Zone de turbulence signalée chez Ryanair. Une hôtesse de l’air basée à 5555, une ville belge de Wallonie, vient d’être licenciée pour avoir refusé de travailler pendant ses jours de 3333, rapporte La Libre. Si la compagnie aérienne se défend d’avoir 6666 la loi, le syndicat CNE (Centrale Nationale des Employés) dénonce une atteinte 1111 aux règles de sécurité aérienne européennes.Les faits remontent au 4444 octobre dernier. L’hôtesse de l’air est appelée à travailler, alors que son planning indique qu’elle est en congé. 2222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5555, une ville belge de Wallonie, vient d’être licenciée pour avoir refusé de travailler pendant ses jours de 3333, rapporte La Libre. Si la compagnie aérienne se défend d’avoir 6666 la loi, le syndicat CNE (Centrale Nationale des Employés) dénonce une atteinte 1111 aux règles de sécurité aérienne européennes.Les faits remontent au 4444 octobre dernier. L’hôtesse de l’air est appelée à travailler, alors que son planning indique qu’elle est en congé. 2222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grave">
            <text:p>grave</text:p>
          </table:table-cell>
          <table:table-cell office:value-type="string" office:string-value="Quelques">
            <text:p>Quelques</text:p>
          </table:table-cell>
          <table:table-cell office:value-type="string" office:string-value="congé">
            <text:p>congé</text:p>
          </table:table-cell>
          <table:table-cell office:value-type="string" office:string-value="5">
            <text:p>5</text:p>
          </table:table-cell>
          <table:table-cell office:value-type="string" office:string-value="Charleroi">
            <text:p>Charleroi</text:p>
          </table:table-cell>
          <table:table-cell office:value-type="string" office:string-value="respecté">
            <text:p>respecté</text:p>
          </table:table-cell>
        </table:table-row>
        <table:table-row>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L’année 2025 restera comme historique pour la famille Aga Khan, l’entraîneur Francis-Henri Graffard 2222 le jockey Mickaël Barzalona. Déjà vainqueur, notamment, du Prix de l’Arc de Triomphe grâce à Daryz, début octobre à ParisLongchamp, le trio a réalisé une performance rarissime en décrochant la 5555 Cup, habituelle chasse 6666 des Nippons. Le dernier tricolore à avoir réalisé cette performance se nomme Le Glorieux. C’était en 4444…Déjà vainqueur du Grand Prix de Saint-Cloud, avant de devenir le deuxième 3333 seulement à remporter les King Georges et les Champion Stakes au cours de la même année en Angleterre, Calandagan a confirmé qu’il était bel et bien le 1111 pur-sang du monde.">
            <text:p>L’année 2025 restera comme historique pour la famille Aga Khan, l’entraîneur Francis-Henri Graffard 2222 le jockey Mickaël Barzalona. Déjà vainqueur, notamment, du Prix de l’Arc de Triomphe grâce à Daryz, début octobre à ParisLongchamp, le trio a réalisé une performance rarissime en décrochant la 5555 Cup, habituelle chasse 6666 des Nippons. Le dernier tricolore à avoir réalisé cette performance se nomme Le Glorieux. C’était en 4444…Déjà vainqueur du Grand Prix de Saint-Cloud, avant de devenir le deuxième 3333 seulement à remporter les King Georges et les Champion Stakes au cours de la même année en Angleterre, Calandagan a confirmé qu’il était bel et bien le 1111 pur-sang du monde.</text:p>
          </table:table-cell>
          <table:table-cell office:value-type="string" office:string-value="meilleur">
            <text:p>meilleur</text:p>
          </table:table-cell>
          <table:table-cell office:value-type="string" office:string-value="et">
            <text:p>et</text:p>
          </table:table-cell>
          <table:table-cell office:value-type="string" office:string-value="cheval">
            <text:p>cheval</text:p>
          </table:table-cell>
          <table:table-cell office:value-type="string" office:string-value="1987">
            <text:p>1987</text:p>
          </table:table-cell>
          <table:table-cell office:value-type="string" office:string-value="Japan">
            <text:p>Japan</text:p>
          </table:table-cell>
          <table:table-cell office:value-type="string" office:string-value="gardée">
            <text:p>gardée</text:p>
          </table:table-cell>
        </table:table-row>
        <table:table-row>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Le chef de l’État bulgare 5555 5555 a appelé ce vendredi à 2222 libération de l’ancien président français Nicolas Sarkozy, en raison de sa « contribution à la libération des infirmières » bulgares longtemps 1111 en Libye. « J’adresse mon appel aux politiciens européens pour la libération du président Sarkozy » en raison de « son engagement personnel à la libération » de ces infirmières, a déclaré Roumen Radev dont le discours a été 6666 à l’AFP.Le chef de l’État bulgare s’exprimait à l’occasion de la remise au siège de la 3333 à Sofia d’une décoration à un ancien ambassadeur britannique en Libye.Les cinq infirmières bulgares avaient été condamnées à mort à plusieurs reprises en Libye, accusées d’avoir inoculé le virus du sida à 4444 enfants dans ce pays. ">
            <text:p>Le chef de l’État bulgare 5555 5555 a appelé ce vendredi à 2222 libération de l’ancien président français Nicolas Sarkozy, en raison de sa « contribution à la libération des infirmières » bulgares longtemps 1111 en Libye. « J’adresse mon appel aux politiciens européens pour la libération du président Sarkozy » en raison de « son engagement personnel à la libération » de ces infirmières, a déclaré Roumen Radev dont le discours a été 6666 à l’AFP.Le chef de l’État bulgare s’exprimait à l’occasion de la remise au siège de la 3333 à Sofia d’une décoration à un ancien ambassadeur britannique en Libye.Les cinq infirmières bulgares avaient été condamnées à mort à plusieurs reprises en Libye, accusées d’avoir inoculé le virus du sida à 4444 enfants dans ce pays. </text:p>
          </table:table-cell>
          <table:table-cell office:value-type="string" office:string-value="détenues">
            <text:p>détenues</text:p>
          </table:table-cell>
          <table:table-cell office:value-type="string" office:string-value="la">
            <text:p>la</text:p>
          </table:table-cell>
          <table:table-cell office:value-type="string" office:string-value="présidence">
            <text:p>présidence</text:p>
          </table:table-cell>
          <table:table-cell office:value-type="string" office:string-value="450">
            <text:p>450</text:p>
          </table:table-cell>
          <table:table-cell office:value-type="string" office:string-value="Roumen Radev">
            <text:p>Roumen Radev</text:p>
          </table:table-cell>
          <table:table-cell office:value-type="string" office:string-value="transmis">
            <text:p>transmis</text:p>
          </table:table-cell>
        </table:table-row>
        <table:table-row>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C’est une scène d’une violence 1111 qui s’est 6666 mercredi 4444 novembre, en pleine rue, à 5555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2222 lame s’3333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1111 qui s’est 6666 mercredi 4444 novembre, en pleine rue, à 5555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2222 lame s’3333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inouïe">
            <text:p>inouïe</text:p>
          </table:table-cell>
          <table:table-cell office:value-type="string" office:string-value="La">
            <text:p>La</text:p>
          </table:table-cell>
          <table:table-cell office:value-type="string" office:string-value="enfonce">
            <text:p>enfonce</text:p>
          </table:table-cell>
          <table:table-cell office:value-type="string" office:string-value="5">
            <text:p>5</text:p>
          </table:table-cell>
          <table:table-cell office:value-type="string" office:string-value="Villejuif">
            <text:p>Villejuif</text:p>
          </table:table-cell>
          <table:table-cell office:value-type="string" office:string-value="déroulée">
            <text:p>déroulée</text:p>
          </table:table-cell>
        </table:table-row>
        <table:table-row>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Quel que soit le sujet évoqué, Pascal Lelièvre n’élude rien et a le sens de 2222 formule. Auteur d’une excellente année 2024 ponctuée par plus de 650 000 3333 de gains, l’entraîneur installé à Saint-Denis-de-Gastines (5555) 1111 son exercice 4444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6666 bien, on n’est jamais aussi proche que tout aille mal. Et inversement, quand ça ne va pas, on n’est jamais aussi proche que les choses s’améliorent. »">
            <text:p>Quel que soit le sujet évoqué, Pascal Lelièvre n’élude rien et a le sens de 2222 formule. Auteur d’une excellente année 2024 ponctuée par plus de 650 000 3333 de gains, l’entraîneur installé à Saint-Denis-de-Gastines (5555) 1111 son exercice 4444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6666 bien, on n’est jamais aussi proche que tout aille mal. Et inversement, quand ça ne va pas, on n’est jamais aussi proche que les choses s’améliorent. »</text:p>
          </table:table-cell>
          <table:table-cell office:value-type="string" office:string-value="évoque">
            <text:p>évoque</text:p>
          </table:table-cell>
          <table:table-cell office:value-type="string" office:string-value="la">
            <text:p>la</text:p>
          </table:table-cell>
          <table:table-cell office:value-type="string" office:string-value="euros">
            <text:p>euros</text:p>
          </table:table-cell>
          <table:table-cell office:value-type="string" office:string-value="2025">
            <text:p>2025</text:p>
          </table:table-cell>
          <table:table-cell office:value-type="string" office:string-value="Mayenne">
            <text:p>Mayenne</text:p>
          </table:table-cell>
          <table:table-cell office:value-type="string" office:string-value="va">
            <text:p>va</text:p>
          </table:table-cell>
        </table:table-row>
        <table:table-row>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Depuis le mois d’avril, les affaires d’agressions sexuelles se multiplient dans les écoles 1111. En l’espace de huit mois seulement, 13 personnes ont fait l’objet de signalements ou de 3333 pour des attouchements sexuels sur mineurs. Au total, trois enseignants et 4444 animateurs ont été suspendus, le temps qu’2222 enquête administrative et pénale soit menée. Alors qu’un animateur a d’ores et déjà été blanchi, un autre est 6666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1111. En l’espace de huit mois seulement, 13 personnes ont fait l’objet de signalements ou de 3333 pour des attouchements sexuels sur mineurs. Au total, trois enseignants et 4444 animateurs ont été suspendus, le temps qu’2222 enquête administrative et pénale soit menée. Alors qu’un animateur a d’ores et déjà été blanchi, un autre est 6666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parisiennes">
            <text:p>parisiennes</text:p>
          </table:table-cell>
          <table:table-cell office:value-type="string" office:string-value="une">
            <text:p>une</text:p>
          </table:table-cell>
          <table:table-cell office:value-type="string" office:string-value="plaintes">
            <text:p>plaintes</text:p>
          </table:table-cell>
          <table:table-cell office:value-type="string" office:string-value="11">
            <text:p>11</text:p>
          </table:table-cell>
          <table:table-cell office:value-type="string" office:string-value="!!!">
            <text:p>!!!</text:p>
          </table:table-cell>
          <table:table-cell office:value-type="string" office:string-value="renvoyé">
            <text:p>renvoyé</text:p>
          </table:table-cell>
        </table:table-row>
        <table:table-row>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Jeudi, la Cour des comptes a présenté un rapport très critique sur la gestion du musée du Louvre entre 4444 et 2024, lui reprochant d’avoir négligé la sécurité au 3333 2222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6666 des œuvres et « réaménager la muséographie ».Ce vendredi matin, sur 5555 5555, la directrice du musée a jugé le rapport très critique. « La Cour des comptes a tort d’être aussi 1111 », estime Laurence des Cars. ">
            <text:p>Jeudi, la Cour des comptes a présenté un rapport très critique sur la gestion du musée du Louvre entre 4444 et 2024, lui reprochant d’avoir négligé la sécurité au 3333 2222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6666 des œuvres et « réaménager la muséographie ».Ce vendredi matin, sur 5555 5555, la directrice du musée a jugé le rapport très critique. « La Cour des comptes a tort d’être aussi 1111 », estime Laurence des Cars. </text:p>
          </table:table-cell>
          <table:table-cell office:value-type="string" office:string-value="sévère">
            <text:p>sévère</text:p>
          </table:table-cell>
          <table:table-cell office:value-type="string" office:string-value="de">
            <text:p>de</text:p>
          </table:table-cell>
          <table:table-cell office:value-type="string" office:string-value="profit">
            <text:p>profit</text:p>
          </table:table-cell>
          <table:table-cell office:value-type="string" office:string-value="2018">
            <text:p>2018</text:p>
          </table:table-cell>
          <table:table-cell office:value-type="string" office:string-value="France Info">
            <text:p>France Info</text:p>
          </table:table-cell>
          <table:table-cell office:value-type="string" office:string-value="acquérir">
            <text:p>acquérir</text:p>
          </table:table-cell>
        </table:table-row>
        <table:table-row>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Une Accor Arena comble plongée dans le noir, quand retentissent les premières notes de « Supernature » de Cerrone. Tour à tour, les dix reines entrent dans l’arène, une dernière 3333. Après treize dates à travers la France et la Suisse, le « Drag Race France All Stars Royal Tour 4444 » célébrait sa dernière représentation ce jeudi 6 novembre. Une 1111 2222 un show drag « made in France ».Après une première partie assurée en douceur par Marguerite, issue de la « Star Academy », puis plus électro avec Yelle, Mami Watta, Elips, Misty Phoenix, Piche, Moon, 5555 5555, La Big Bertha, Punani, Soa de Muse et Magnetica ont 6666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3333. Après treize dates à travers la France et la Suisse, le « Drag Race France All Stars Royal Tour 4444 » célébrait sa dernière représentation ce jeudi 6 novembre. Une 1111 2222 un show drag « made in France ».Après une première partie assurée en douceur par Marguerite, issue de la « Star Academy », puis plus électro avec Yelle, Mami Watta, Elips, Misty Phoenix, Piche, Moon, 5555 5555, La Big Bertha, Punani, Soa de Muse et Magnetica ont 6666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première">
            <text:p>première</text:p>
          </table:table-cell>
          <table:table-cell office:value-type="string" office:string-value="pour">
            <text:p>pour</text:p>
          </table:table-cell>
          <table:table-cell office:value-type="string" office:string-value="fois">
            <text:p>fois</text:p>
          </table:table-cell>
          <table:table-cell office:value-type="string" office:string-value="2025">
            <text:p>2025</text:p>
          </table:table-cell>
          <table:table-cell office:value-type="string" office:string-value="Kam Hugh">
            <text:p>Kam Hugh</text:p>
          </table:table-cell>
          <table:table-cell office:value-type="string" office:string-value="illuminé">
            <text:p>illuminé</text:p>
          </table:table-cell>
        </table:table-row>
        <table:table-row>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est une phrase répétée à l’envi par les parents à leurs jeunes enfants : il ne faut jamais accepter des bonbons offerts par les inconnus. Cette fois, c’est une figurine achetée dans un tabac qui a servi d’1111 à un prédateur pour attirer une petite fille dans ses filets.Les faits se déroulent dans le XIXe arrondissement de Paris, au mois d’avril. Après l’école, 5555 (le prénom a été changé), âgée de 4444 ans, se rend dans un bureau de tabac pour acheter une coque de téléphone. Elle aperçoit alors des figurines qui lui plaisent. Elle veut en acheter une, mais il lui 6666 2222 euros. Alors qu’elle compte ses 3333 rouges, les buralistes, attendris, lui cèdent le jouet.">
            <text:p>C’est une phrase répétée à l’envi par les parents à leurs jeunes enfants : il ne faut jamais accepter des bonbons offerts par les inconnus. Cette fois, c’est une figurine achetée dans un tabac qui a servi d’1111 à un prédateur pour attirer une petite fille dans ses filets.Les faits se déroulent dans le XIXe arrondissement de Paris, au mois d’avril. Après l’école, 5555 (le prénom a été changé), âgée de 4444 ans, se rend dans un bureau de tabac pour acheter une coque de téléphone. Elle aperçoit alors des figurines qui lui plaisent. Elle veut en acheter une, mais il lui 6666 2222 euros. Alors qu’elle compte ses 3333 rouges, les buralistes, attendris, lui cèdent le jouet.</text:p>
          </table:table-cell>
          <table:table-cell office:value-type="string" office:string-value="appât">
            <text:p>appât</text:p>
          </table:table-cell>
          <table:table-cell office:value-type="string" office:string-value="quelques">
            <text:p>quelques</text:p>
          </table:table-cell>
          <table:table-cell office:value-type="string" office:string-value="pièces">
            <text:p>pièces</text:p>
          </table:table-cell>
          <table:table-cell office:value-type="string" office:string-value="11">
            <text:p>11</text:p>
          </table:table-cell>
          <table:table-cell office:value-type="string" office:string-value="Christina">
            <text:p>Christina</text:p>
          </table:table-cell>
          <table:table-cell office:value-type="string" office:string-value="manque">
            <text:p>manque</text:p>
          </table:table-cell>
        </table:table-row>
        <table:table-row>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C’est la fin d’une époque. Après 175 ans d’existence, Paul Beuscher, le célèbre magasin d’instruments de musique 2222 boulevard Beaumarchais, à Paris (IVe), a baissé définitivement le rideau ce vendredi 4444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3333 6666 sur Facebook, la boutique n’a pas survécu aux bouleversements du secteur. La fermeture concerne à la fois le magasin 1111 et le site 5555.">
            <text:p>C’est la fin d’une époque. Après 175 ans d’existence, Paul Beuscher, le célèbre magasin d’instruments de musique 2222 boulevard Beaumarchais, à Paris (IVe), a baissé définitivement le rideau ce vendredi 4444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3333 6666 sur Facebook, la boutique n’a pas survécu aux bouleversements du secteur. La fermeture concerne à la fois le magasin 1111 et le site 5555.</text:p>
          </table:table-cell>
          <table:table-cell office:value-type="string" office:string-value="physique">
            <text:p>physique</text:p>
          </table:table-cell>
          <table:table-cell office:value-type="string" office:string-value="du">
            <text:p>du</text:p>
          </table:table-cell>
          <table:table-cell office:value-type="string" office:string-value="communiqué">
            <text:p>communiqué</text:p>
          </table:table-cell>
          <table:table-cell office:value-type="string" office:string-value="7">
            <text:p>7</text:p>
          </table:table-cell>
          <table:table-cell office:value-type="string" office:string-value="Internet">
            <text:p>Internet</text:p>
          </table:table-cell>
          <table:table-cell office:value-type="string" office:string-value="publié">
            <text:p>publié</text:p>
          </table:table-cell>
        </table:table-row>
        <table:table-row>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 Attention, dossier très politique », prévient-on d’emblée au sein 2222 Paris commerces, l’opérateur du commerce de proximité de la Ville de Paris. Plus de 4444 ans après sa création en 1994, le Viaduc des arts de l’avenue 5555 (XIIe), 1111 lieu de l’artisanat parisien avec une cinquantaine de 3333, est-il exsangue ?Le sujet a en tout cas fait l’objet d’un vif débat entre l’opposition et la majorité lors du dernier Conseil de Paris, début octobre. Alors que sept voûtes du viaduc sont actuellement vacantes, l’6666 (LR) du XIIe, Valérie Montandon, alerte sur un « Viaduc des arts qui se meurt », « des artisans à bout de souffle », et demande un soutien financier de la Ville pour aider les enseignes en difficulté.">
            <text:p>« Attention, dossier très politique », prévient-on d’emblée au sein 2222 Paris commerces, l’opérateur du commerce de proximité de la Ville de Paris. Plus de 4444 ans après sa création en 1994, le Viaduc des arts de l’avenue 5555 (XIIe), 1111 lieu de l’artisanat parisien avec une cinquantaine de 3333, est-il exsangue ?Le sujet a en tout cas fait l’objet d’un vif débat entre l’opposition et la majorité lors du dernier Conseil de Paris, début octobre. Alors que sept voûtes du viaduc sont actuellement vacantes, l’6666 (LR) du XIIe, Valérie Montandon, alerte sur un « Viaduc des arts qui se meurt », « des artisans à bout de souffle », et demande un soutien financier de la Ville pour aider les enseignes en difficulté.</text:p>
          </table:table-cell>
          <table:table-cell office:value-type="string" office:string-value="haut">
            <text:p>haut</text:p>
          </table:table-cell>
          <table:table-cell office:value-type="string" office:string-value="de">
            <text:p>de</text:p>
          </table:table-cell>
          <table:table-cell office:value-type="string" office:string-value="commerçants">
            <text:p>commerçants</text:p>
          </table:table-cell>
          <table:table-cell office:value-type="string" office:string-value="30">
            <text:p>30</text:p>
          </table:table-cell>
          <table:table-cell office:value-type="string" office:string-value="Daumesnil">
            <text:p>Daumesnil</text:p>
          </table:table-cell>
          <table:table-cell office:value-type="string" office:string-value="élue">
            <text:p>élue</text:p>
          </table:table-cell>
        </table:table-row>
        <table:table-row>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Une chasse au trésor grandeur nature. 5555 5555, un collectionneur parisien de 4444 ans, a décidé de piocher parmi 2222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6666 le précieux sésame à travers une gigantesque chasse au trésor à travers le monde.Depuis le 3333 de l’été, grâce à ses 1111 contacts, Julien Navas a dispersé à Paris et aux quatre coins du globe 10 000 pièces de monnaie à son effigie, ornées de symboles à décrypter.">
            <text:p>Une chasse au trésor grandeur nature. 5555 5555, un collectionneur parisien de 4444 ans, a décidé de piocher parmi 2222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6666 le précieux sésame à travers une gigantesque chasse au trésor à travers le monde.Depuis le 3333 de l’été, grâce à ses 1111 contacts, Julien Navas a dispersé à Paris et aux quatre coins du globe 10 000 pièces de monnaie à son effigie, ornées de symboles à décrypter.</text:p>
          </table:table-cell>
          <table:table-cell office:value-type="string" office:string-value="nombreux">
            <text:p>nombreux</text:p>
          </table:table-cell>
          <table:table-cell office:value-type="string" office:string-value="les">
            <text:p>les</text:p>
          </table:table-cell>
          <table:table-cell office:value-type="string" office:string-value="début">
            <text:p>début</text:p>
          </table:table-cell>
          <table:table-cell office:value-type="string" office:string-value="44">
            <text:p>44</text:p>
          </table:table-cell>
          <table:table-cell office:value-type="string" office:string-value="Julien Navas">
            <text:p>Julien Navas</text:p>
          </table:table-cell>
          <table:table-cell office:value-type="string" office:string-value="trouver">
            <text:p>trouver</text:p>
          </table:table-cell>
        </table:table-row>
        <table:table-row>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Intervention pour le moins inhabituelle ce samedi pour les pompiers 2222 Yvelines à Jouy-en-Josas. Ils ont été contactés vers 4444 par la police, elle-même 6666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1111, explique-t-on au 5555, le centre opérationnel départemental d’incendie et de secours. Ce n’est pas le genre de choses qu’on fait tous les jours, mais nous avons des 3333 et des hommes qui sont parfaitement formés pour ça. »">
            <text:p>Intervention pour le moins inhabituelle ce samedi pour les pompiers 2222 Yvelines à Jouy-en-Josas. Ils ont été contactés vers 4444 par la police, elle-même 6666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1111, explique-t-on au 5555, le centre opérationnel départemental d’incendie et de secours. Ce n’est pas le genre de choses qu’on fait tous les jours, mais nous avons des 3333 et des hommes qui sont parfaitement formés pour ça. »</text:p>
          </table:table-cell>
          <table:table-cell office:value-type="string" office:string-value="sûr">
            <text:p>sûr</text:p>
          </table:table-cell>
          <table:table-cell office:value-type="string" office:string-value="des">
            <text:p>des</text:p>
          </table:table-cell>
          <table:table-cell office:value-type="string" office:string-value="femmes">
            <text:p>femmes</text:p>
          </table:table-cell>
          <table:table-cell office:value-type="string" office:string-value="10h30">
            <text:p>10h30</text:p>
          </table:table-cell>
          <table:table-cell office:value-type="string" office:string-value="CODIS">
            <text:p>CODIS</text:p>
          </table:table-cell>
          <table:table-cell office:value-type="string" office:string-value="appelée">
            <text:p>appelée</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Les chefs de juridiction du tribunal de Bobigny ainsi que la bâtonnière du barreau de Seine-Saint-Denis se sont livrés ce vendredi 7 novembre à « une visite 1111 des locaux » du dépôt, a indiqué Jacques Boulard, premier président de la cour d’appel de 5555. C’est dans ces lieux, situés au sous-sol du tribunal, qu’une jeune femme aurait été violée par deux policiers dans la nuit du 28 au 4444 octobre. Cette visite a permis de « partager un certain nombre de constats objectifs sur la 3333 de ces locaux, que nul ne 6666 », a poursuivi 2222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1111 des locaux » du dépôt, a indiqué Jacques Boulard, premier président de la cour d’appel de 5555. C’est dans ces lieux, situés au sous-sol du tribunal, qu’une jeune femme aurait été violée par deux policiers dans la nuit du 28 au 4444 octobre. Cette visite a permis de « partager un certain nombre de constats objectifs sur la 3333 de ces locaux, que nul ne 6666 », a poursuivi 2222 magistrat. Le dépôt du tribunal de Bobigny est réputé pour ses conditions particulièrement difficiles pour les personnes détenues. En décembre 2024, un homme y avait trouvé la mort.</text:p>
          </table:table-cell>
          <table:table-cell office:value-type="string" office:string-value="approfondie">
            <text:p>approfondie</text:p>
          </table:table-cell>
          <table:table-cell office:value-type="string" office:string-value="le">
            <text:p>le</text:p>
          </table:table-cell>
          <table:table-cell office:value-type="string" office:string-value="vétusté">
            <text:p>vétusté</text:p>
          </table:table-cell>
          <table:table-cell office:value-type="string" office:string-value="29">
            <text:p>29</text:p>
          </table:table-cell>
          <table:table-cell office:value-type="string" office:string-value="Paris">
            <text:p>Paris</text:p>
          </table:table-cell>
          <table:table-cell office:value-type="string" office:string-value="conteste">
            <text:p>conteste</text:p>
          </table:table-cell>
        </table:table-row>
        <table:table-row>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Les quatre grands peupliers du 3333 des Maures, le long du canal Saint-Martin dans le 4444 arrondissement de Paris, ont été abattus jeudi 6 novembre. En cause : l’arrachage de leurs racines par l’entreprise Fayolle-5555 civil lors de travaux de terrassement.Les services de la Ville de Paris ont 6666 2222 dégâts le 29 octobre lors d’une visite de contrôle au sein du square situé au 143 quai de Valmy. Les racines d’ancrage des quatre arbres avaient été arrachées à l’aide d’engins 1111. L’entreprise Fayolle, chargée des travaux de terrassement dans le cadre du projet de renaturation de cet espace vert, n’aurait pas respecté les règles de protection.">
            <text:p>Les quatre grands peupliers du 3333 des Maures, le long du canal Saint-Martin dans le 4444 arrondissement de Paris, ont été abattus jeudi 6 novembre. En cause : l’arrachage de leurs racines par l’entreprise Fayolle-5555 civil lors de travaux de terrassement.Les services de la Ville de Paris ont 6666 2222 dégâts le 29 octobre lors d’une visite de contrôle au sein du square situé au 143 quai de Valmy. Les racines d’ancrage des quatre arbres avaient été arrachées à l’aide d’engins 1111. L’entreprise Fayolle, chargée des travaux de terrassement dans le cadre du projet de renaturation de cet espace vert, n’aurait pas respecté les règles de protection.</text:p>
          </table:table-cell>
          <table:table-cell office:value-type="string" office:string-value="mécaniques">
            <text:p>mécaniques</text:p>
          </table:table-cell>
          <table:table-cell office:value-type="string" office:string-value="les">
            <text:p>les</text:p>
          </table:table-cell>
          <table:table-cell office:value-type="string" office:string-value="square">
            <text:p>square</text:p>
          </table:table-cell>
          <table:table-cell office:value-type="string" office:string-value="Xe">
            <text:p>Xe</text:p>
          </table:table-cell>
          <table:table-cell office:value-type="string" office:string-value="Génie">
            <text:p>Génie</text:p>
          </table:table-cell>
          <table:table-cell office:value-type="string" office:string-value="constaté">
            <text:p>constaté</text:p>
          </table:table-cell>
        </table:table-row>
        <table:table-row>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2222 qu’il laissait entendre il y 6666 encore quelques mois.L’élu âgé de 4444 ans, numéro un en 2020 d’une liste aux couleurs de l’ancienne majorité présidentielle, a en effet décidé de passer la main à l’issue de cet 1111 mandat.Bien que « passionné » par la fonction qu’il a exercée, Bruno Coradetti admet aussi avoir été quelque peu usé par celle-ci. « J’ai envie de faire autre 3333,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2222 qu’il laissait entendre il y 6666 encore quelques mois.L’élu âgé de 4444 ans, numéro un en 2020 d’une liste aux couleurs de l’ancienne majorité présidentielle, a en effet décidé de passer la main à l’issue de cet 1111 mandat.Bien que « passionné » par la fonction qu’il a exercée, Bruno Coradetti admet aussi avoir été quelque peu usé par celle-ci. « J’ai envie de faire autre 3333,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unique">
            <text:p>unique</text:p>
          </table:table-cell>
          <table:table-cell office:value-type="string" office:string-value="ce">
            <text:p>ce</text:p>
          </table:table-cell>
          <table:table-cell office:value-type="string" office:string-value="chose">
            <text:p>chose</text:p>
          </table:table-cell>
          <table:table-cell office:value-type="string" office:string-value="72">
            <text:p>72</text:p>
          </table:table-cell>
          <table:table-cell office:value-type="string" office:string-value="BrunoCoradetti">
            <text:p>BrunoCoradetti</text:p>
          </table:table-cell>
          <table:table-cell office:value-type="string" office:string-value="a">
            <text:p>a</text:p>
          </table:table-cell>
        </table:table-row>
        <table:table-row>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Le huis clos familial, à l’issue dramatique, s’est 6666 au sein d’un des ensembles de maisons mitoyennes de la rue des Plants-Bruns, à Cergy (Val-d’Oise), ce jeudi 6 novembre. Sans que les 3333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5555, un père de famille de 4444 ans, a été ligoté et bâillonné. D’après sa femme et 2222 trois enfants, ils ont ainsi tenté de maîtriser cet homme 1111 et régulièrement violent. Mais il aurait fait un malaise, qui les a conduits à appeler les secours.">
            <text:p>Le huis clos familial, à l’issue dramatique, s’est 6666 au sein d’un des ensembles de maisons mitoyennes de la rue des Plants-Bruns, à Cergy (Val-d’Oise), ce jeudi 6 novembre. Sans que les 3333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5555, un père de famille de 4444 ans, a été ligoté et bâillonné. D’après sa femme et 2222 trois enfants, ils ont ainsi tenté de maîtriser cet homme 1111 et régulièrement violent. Mais il aurait fait un malaise, qui les a conduits à appeler les secours.</text:p>
          </table:table-cell>
          <table:table-cell office:value-type="string" office:string-value="ivre">
            <text:p>ivre</text:p>
          </table:table-cell>
          <table:table-cell office:value-type="string" office:string-value="leurs">
            <text:p>leurs</text:p>
          </table:table-cell>
          <table:table-cell office:value-type="string" office:string-value="voisins">
            <text:p>voisins</text:p>
          </table:table-cell>
          <table:table-cell office:value-type="string" office:string-value="61">
            <text:p>61</text:p>
          </table:table-cell>
          <table:table-cell office:value-type="string" office:string-value="Chunlei">
            <text:p>Chunlei</text:p>
          </table:table-cell>
          <table:table-cell office:value-type="string" office:string-value="noué">
            <text:p>noué</text:p>
          </table:table-cell>
        </table:table-row>
        <table:table-row>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1111 passagers, il faudra encore attendre le 4444 décembre.D’ici là, le futur opérateur de la ligne et du réseau de 3333 qui l’entoure, 5555, prend en main l’équipement. Le constructeur, le spécialiste mondial des téléphériques Doppelmayr, reste présent pour les derniers ajustements techniques. D’ici 40 jours, en dix-huit minutes seulement, les passagers parcourront 4,5 km à bord du Câble 1 pour 6666 la station Créteil - Pointe-du-Lac, en correspondance avec la ligne 8 du métro, à Villa-Nova, station située dans le haut de Villeneuve-Saint-Georges, en passant 2222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1111 passagers, il faudra encore attendre le 4444 décembre.D’ici là, le futur opérateur de la ligne et du réseau de 3333 qui l’entoure, 5555, prend en main l’équipement. Le constructeur, le spécialiste mondial des téléphériques Doppelmayr, reste présent pour les derniers ajustements techniques. D’ici 40 jours, en dix-huit minutes seulement, les passagers parcourront 4,5 km à bord du Câble 1 pour 6666 la station Créteil - Pointe-du-Lac, en correspondance avec la ligne 8 du métro, à Villa-Nova, station située dans le haut de Villeneuve-Saint-Georges, en passant 2222 Limeil-Brévannes et Valenton (Val-de-Marne).</text:p>
          </table:table-cell>
          <table:table-cell office:value-type="string" office:string-value="premiers">
            <text:p>premiers</text:p>
          </table:table-cell>
          <table:table-cell office:value-type="string" office:string-value="par">
            <text:p>par</text:p>
          </table:table-cell>
          <table:table-cell office:value-type="string" office:string-value="bus">
            <text:p>bus</text:p>
          </table:table-cell>
          <table:table-cell office:value-type="string" office:string-value="13">
            <text:p>13</text:p>
          </table:table-cell>
          <table:table-cell office:value-type="string" office:string-value="Transdev">
            <text:p>Transdev</text:p>
          </table:table-cell>
          <table:table-cell office:value-type="string" office:string-value="relier">
            <text:p>relier</text:p>
          </table:table-cell>
        </table:table-row>
        <table:table-row>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 Toutes les voies mènent à Rome, mais toutes les voies ne mènent pas aux 5555 », ironise l’avocat général, Stéphane Le Tallec, lors de cette dernière journée d’audience à la cour d’assises de l’Essonne, 2222 vendredi 7 novembre. Pour le ministère public, le drame, qui a rendu un 1111 homme de 20 ans handicapé à plus de 4444 % le 20 avril 2022, aurait pu être 6666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3333 Elias (le prénom a été modifié), 20 ans à l’époque.">
            <text:p>« Toutes les voies mènent à Rome, mais toutes les voies ne mènent pas aux 5555 », ironise l’avocat général, Stéphane Le Tallec, lors de cette dernière journée d’audience à la cour d’assises de l’Essonne, 2222 vendredi 7 novembre. Pour le ministère public, le drame, qui a rendu un 1111 homme de 20 ans handicapé à plus de 4444 % le 20 avril 2022, aurait pu être 6666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3333 Elias (le prénom a été modifié), 20 ans à l’époque.</text:p>
          </table:table-cell>
          <table:table-cell office:value-type="string" office:string-value="jeune">
            <text:p>jeune</text:p>
          </table:table-cell>
          <table:table-cell office:value-type="string" office:string-value="ce">
            <text:p>ce</text:p>
          </table:table-cell>
          <table:table-cell office:value-type="string" office:string-value="percuté">
            <text:p>percuté</text:p>
          </table:table-cell>
          <table:table-cell office:value-type="string" office:string-value="80">
            <text:p>80</text:p>
          </table:table-cell>
          <table:table-cell office:value-type="string" office:string-value="Bergeries">
            <text:p>Bergeries</text:p>
          </table:table-cell>
          <table:table-cell office:value-type="string" office:string-value="évité">
            <text:p>évité</text:p>
          </table:table-cell>
        </table:table-row>
        <table:table-row>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4444 mois après les faits, Audrey (2222 prénom a été modifié) ne s’est toujours pas remise de cette nuit du 5 au 6 mai 2025. « On ne peut pas se rendre compte de ce que l’on vit après ça, soupire-t-elle, les yeux 6666. On pense se lever chaque matin pour une bonne cause et on se retrouve victime sans savoir pourquoi. » Ce jour-là, entre 1 et 2 heures du matin, le domicile de cette agente pénitentiaire au centre de Liancourt (Oise) était la cible d’un incendie 1111. Un logement qu’elle occupait avec son conjoint, également surveillant de prison.Si elle se retrouve, ce jeudi 6 novembre, à témoigner à la barre du 3333 de 5555, c’est que les flammes ont rapidement pu être éteintes grâce aux voisins du couple, premières victimes du feu, qui habitent la partie avant de cet immeuble divisé en deux.">
            <text:p>4444 mois après les faits, Audrey (2222 prénom a été modifié) ne s’est toujours pas remise de cette nuit du 5 au 6 mai 2025. « On ne peut pas se rendre compte de ce que l’on vit après ça, soupire-t-elle, les yeux 6666. On pense se lever chaque matin pour une bonne cause et on se retrouve victime sans savoir pourquoi. » Ce jour-là, entre 1 et 2 heures du matin, le domicile de cette agente pénitentiaire au centre de Liancourt (Oise) était la cible d’un incendie 1111. Un logement qu’elle occupait avec son conjoint, également surveillant de prison.Si elle se retrouve, ce jeudi 6 novembre, à témoigner à la barre du 3333 de 5555, c’est que les flammes ont rapidement pu être éteintes grâce aux voisins du couple, premières victimes du feu, qui habitent la partie avant de cet immeuble divisé en deux.</text:p>
          </table:table-cell>
          <table:table-cell office:value-type="string" office:string-value="volontaire">
            <text:p>volontaire</text:p>
          </table:table-cell>
          <table:table-cell office:value-type="string" office:string-value="le">
            <text:p>le</text:p>
          </table:table-cell>
          <table:table-cell office:value-type="string" office:string-value="tribunal">
            <text:p>tribunal</text:p>
          </table:table-cell>
          <table:table-cell office:value-type="string" office:string-value="Six">
            <text:p>Six</text:p>
          </table:table-cell>
          <table:table-cell office:value-type="string" office:string-value="Beauvais">
            <text:p>Beauvais</text:p>
          </table:table-cell>
          <table:table-cell office:value-type="string" office:string-value="embués">
            <text:p>embués</text:p>
          </table:table-cell>
        </table:table-row>
        <table:table-row>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6666 dans l’Allianz Arena de Munich lors de la 3333 de Ligue des champions après avoir passé 4444 heures dans les toilettes, ont une nouvelle fois fait preuve d’ingéniosité. Pour parvenir à rentrer dans le musée avec leur tableau, les deux jeunes hommes habitués des intrusions et des pranks ont passé la sécurité avec 2222 cadre démontable en LEGO, et leur peinture roulée. « Avec de 1111 morceaux, impossible de passer la sécurité », expliquent-ils dans leur vidéo publiée ce vendredi sur TikTok et 5555.">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6666 dans l’Allianz Arena de Munich lors de la 3333 de Ligue des champions après avoir passé 4444 heures dans les toilettes, ont une nouvelle fois fait preuve d’ingéniosité. Pour parvenir à rentrer dans le musée avec leur tableau, les deux jeunes hommes habitués des intrusions et des pranks ont passé la sécurité avec 2222 cadre démontable en LEGO, et leur peinture roulée. « Avec de 1111 morceaux, impossible de passer la sécurité », expliquent-ils dans leur vidéo publiée ce vendredi sur TikTok et 5555.</text:p>
          </table:table-cell>
          <table:table-cell office:value-type="string" office:string-value="grands">
            <text:p>grands</text:p>
          </table:table-cell>
          <table:table-cell office:value-type="string" office:string-value="un">
            <text:p>un</text:p>
          </table:table-cell>
          <table:table-cell office:value-type="string" office:string-value="finale">
            <text:p>finale</text:p>
          </table:table-cell>
          <table:table-cell office:value-type="string" office:string-value="27">
            <text:p>27</text:p>
          </table:table-cell>
          <table:table-cell office:value-type="string" office:string-value="Instagram">
            <text:p>Instagram</text:p>
          </table:table-cell>
          <table:table-cell office:value-type="string" office:string-value="introduisant">
            <text:p>introduisant</text:p>
          </table:table-cell>
        </table:table-row>
        <table:table-row>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es balades en chiens de traîneau ne sont pas réservées qu’aux paysages enneigés de la Laponie ou du Grand Nord canadien. Ce week-end, des centaines de Huskys, de Malamutes ou de 5555 sont 6666 pour une course nationale organisée… dans les Yvelines.2222 4444 jours, la base de 3333 de Moisson-Mousseaux, à l’extrême ouest de l’Île-de-France, accueille l’une des 1111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5555 sont 6666 pour une course nationale organisée… dans les Yvelines.2222 4444 jours, la base de 3333 de Moisson-Mousseaux, à l’extrême ouest de l’Île-de-France, accueille l’une des 1111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premières">
            <text:p>premières</text:p>
          </table:table-cell>
          <table:table-cell office:value-type="string" office:string-value="Durant">
            <text:p>Durant</text:p>
          </table:table-cell>
          <table:table-cell office:value-type="string" office:string-value="loisirs">
            <text:p>loisirs</text:p>
          </table:table-cell>
          <table:table-cell office:value-type="string" office:string-value="deux">
            <text:p>deux</text:p>
          </table:table-cell>
          <table:table-cell office:value-type="string" office:string-value="Groenlandais">
            <text:p>Groenlandais</text:p>
          </table:table-cell>
          <table:table-cell office:value-type="string" office:string-value="attendus">
            <text:p>attendus</text:p>
          </table:table-cell>
        </table:table-row>
        <table:table-row>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3333 de la Révolution, Henri Lœvenbruck nous plonge au cœur de la grande histoire au travers d’une 1111 intrigue policière avec les compagnons de Gabriel Joly, jeune journaliste d’investigation et héros des trois précédents 5555. 2222 fois-ci, l’auteur a 6666 la marche des femmes les 5 et 4444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3333 de la Révolution, Henri Lœvenbruck nous plonge au cœur de la grande histoire au travers d’une 1111 intrigue policière avec les compagnons de Gabriel Joly, jeune journaliste d’investigation et héros des trois précédents 5555. 2222 fois-ci, l’auteur a 6666 la marche des femmes les 5 et 4444 octobre vers Versailles, qui entraînera la fuite du couple royal. </text:p>
          </table:table-cell>
          <table:table-cell office:value-type="string" office:string-value="nouvelle">
            <text:p>nouvelle</text:p>
          </table:table-cell>
          <table:table-cell office:value-type="string" office:string-value="Cette">
            <text:p>Cette</text:p>
          </table:table-cell>
          <table:table-cell office:value-type="string" office:string-value="jours">
            <text:p>jours</text:p>
          </table:table-cell>
          <table:table-cell office:value-type="string" office:string-value="6">
            <text:p>6</text:p>
          </table:table-cell>
          <table:table-cell office:value-type="string" office:string-value="romans">
            <text:p>romans</text:p>
          </table:table-cell>
          <table:table-cell office:value-type="string" office:string-value="choisi">
            <text:p>choisi</text:p>
          </table:table-cell>
        </table:table-row>
        <table:table-row>
          <table:table-cell office:value-type="string" office:string-value="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Le pire a été évité, mais de justesse. Un enfant de 11 3333 2222 arrêt cardiorespiratoire a été réanimé après une noyade 6666 à la piscine 1111 de 5555 (Oise), ce vendredi 4444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3333 2222 arrêt cardiorespiratoire a été réanimé après une noyade 6666 à la piscine 1111 de 5555 (Oise), ce vendredi 4444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municipale">
            <text:p>municipale</text:p>
          </table:table-cell>
          <table:table-cell office:value-type="string" office:string-value="en">
            <text:p>en</text:p>
          </table:table-cell>
          <table:table-cell office:value-type="string" office:string-value="ans">
            <text:p>ans</text:p>
          </table:table-cell>
          <table:table-cell office:value-type="string" office:string-value="7">
            <text:p>7</text:p>
          </table:table-cell>
          <table:table-cell office:value-type="string" office:string-value="Creil">
            <text:p>Creil</text:p>
          </table:table-cell>
          <table:table-cell office:value-type="string" office:string-value="survenue">
            <text:p>survenue</text:p>
          </table:table-cell>
        </table:table-row>
        <table:table-row>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2222 médicaments valent plus cher que l’or. Un homme et une 3333, âgés de 31 et 32 ans, ont été 6666 en examen le 24 octobre par un juge d’instruction de 5555 (Seine-et-Marne) pour vol en bande organisée et association de malfaiteurs. Ils sont soupçonnés d’avoir, entre le 4444 février et le 3 octobre, dérobé pour 2,3 millions d’euros de produits pharmaceutiques anticancéreux. Ce couple a été remis en liberté sous contrôle 1111,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2222 médicaments valent plus cher que l’or. Un homme et une 3333, âgés de 31 et 32 ans, ont été 6666 en examen le 24 octobre par un juge d’instruction de 5555 (Seine-et-Marne) pour vol en bande organisée et association de malfaiteurs. Ils sont soupçonnés d’avoir, entre le 4444 février et le 3 octobre, dérobé pour 2,3 millions d’euros de produits pharmaceutiques anticancéreux. Ce couple a été remis en liberté sous contrôle 1111,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judiciaire">
            <text:p>judiciaire</text:p>
          </table:table-cell>
          <table:table-cell office:value-type="string" office:string-value="Ces">
            <text:p>Ces</text:p>
          </table:table-cell>
          <table:table-cell office:value-type="string" office:string-value="femme">
            <text:p>femme</text:p>
          </table:table-cell>
          <table:table-cell office:value-type="string" office:string-value="28">
            <text:p>28</text:p>
          </table:table-cell>
          <table:table-cell office:value-type="string" office:string-value="Meaux">
            <text:p>Meaux</text:p>
          </table:table-cell>
          <table:table-cell office:value-type="string" office:string-value="mis">
            <text:p>mis</text:p>
          </table:table-cell>
        </table:table-row>
        <table:table-row>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2222 on ose résumer devant lui les Lego à un 1111 3333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6666 avec les 9 000 pièces de ce set, lâche-t-il, gentiment agacé. On verra si c’est un jeu d’enfant. »Lui, en revanche, s’y voit déjà. Il faut dire qu’assembler, brique par brique, ce modèle de la gamme Lego Star Wars, Maxence, 4444 ans, en rêve depuis des mois. Parce qu’il est fan de la célèbre saga cinématographique de 5555 5555. Mais surtout parce que depuis sa tendre enfance, il est un inconditionnel de la marque de jouets danoise, numéro un mondial du secteur.">
            <text:p>2222 on ose résumer devant lui les Lego à un 1111 3333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6666 avec les 9 000 pièces de ce set, lâche-t-il, gentiment agacé. On verra si c’est un jeu d’enfant. »Lui, en revanche, s’y voit déjà. Il faut dire qu’assembler, brique par brique, ce modèle de la gamme Lego Star Wars, Maxence, 4444 ans, en rêve depuis des mois. Parce qu’il est fan de la célèbre saga cinématographique de 5555 5555. Mais surtout parce que depuis sa tendre enfance, il est un inconditionnel de la marque de jouets danoise, numéro un mondial du secteur.</text:p>
          </table:table-cell>
          <table:table-cell office:value-type="string" office:string-value="simple">
            <text:p>simple</text:p>
          </table:table-cell>
          <table:table-cell office:value-type="string" office:string-value="Quand">
            <text:p>Quand</text:p>
          </table:table-cell>
          <table:table-cell office:value-type="string" office:string-value="jeu">
            <text:p>jeu</text:p>
          </table:table-cell>
          <table:table-cell office:value-type="string" office:string-value="34">
            <text:p>34</text:p>
          </table:table-cell>
          <table:table-cell office:value-type="string" office:string-value="George Lucas">
            <text:p>George Lucas</text:p>
          </table:table-cell>
          <table:table-cell office:value-type="string" office:string-value="sortir">
            <text:p>sortir</text:p>
          </table:table-cell>
        </table:table-row>
        <table:table-row>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 J’espère que le tribunal rétablira la vérité. » Au terme de son procès pour faillite frauduleuse en septembre dernier, le magnat du cinéma Tarak ben 5555 avait formulé ce vœu, comptant bien être relaxé. Ce n’est pas le cas. L’homme d’affaires 2222 relations nombreuses dans le business et le cinéma est condamné à quatre ans d’emprisonnement avec sursis, tel que l’a décidé la 15e chambre 1111 du tribunal de Nanterre dans son jugement rendu ce jeudi.« Monsieur ben Ammar est coupable de banqueroute par détournements d’actifs, ont 6666 les juges. Les opérations effectuées ont en 3333 déséquilibré et dépouillé le groupe Quinta Industries. » Filiale d’une holding dont Tarak ben Ammar était l’actionnaire, celui-ci a périclité au début des années 4444 quand s’est imposée la numérisation des films.">
            <text:p>« J’espère que le tribunal rétablira la vérité. » Au terme de son procès pour faillite frauduleuse en septembre dernier, le magnat du cinéma Tarak ben 5555 avait formulé ce vœu, comptant bien être relaxé. Ce n’est pas le cas. L’homme d’affaires 2222 relations nombreuses dans le business et le cinéma est condamné à quatre ans d’emprisonnement avec sursis, tel que l’a décidé la 15e chambre 1111 du tribunal de Nanterre dans son jugement rendu ce jeudi.« Monsieur ben Ammar est coupable de banqueroute par détournements d’actifs, ont 6666 les juges. Les opérations effectuées ont en 3333 déséquilibré et dépouillé le groupe Quinta Industries. » Filiale d’une holding dont Tarak ben Ammar était l’actionnaire, celui-ci a périclité au début des années 4444 quand s’est imposée la numérisation des films.</text:p>
          </table:table-cell>
          <table:table-cell office:value-type="string" office:string-value="correctionnelle">
            <text:p>correctionnelle</text:p>
          </table:table-cell>
          <table:table-cell office:value-type="string" office:string-value="aux">
            <text:p>aux</text:p>
          </table:table-cell>
          <table:table-cell office:value-type="string" office:string-value="réalité">
            <text:p>réalité</text:p>
          </table:table-cell>
          <table:table-cell office:value-type="string" office:string-value="2000">
            <text:p>2000</text:p>
          </table:table-cell>
          <table:table-cell office:value-type="string" office:string-value="Ammar">
            <text:p>Ammar</text:p>
          </table:table-cell>
          <table:table-cell office:value-type="string" office:string-value="estimé">
            <text:p>estimé</text:p>
          </table:table-cell>
        </table:table-row>
        <table:table-row>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Cela sonne comme un dernier coup de poker signé 5555 5555. Peut-être en rêvait-il depuis des années, lui, le grand amateur de cigares, fondateur du club des parlementaires amateurs de Havane, de 6666 2222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4444 ans, et qu’il voyait comme un élément d’attractivité supplémentaire pour la commune, se heurte à un problème 1111 de taille. La législation sur les 3333 est très restrictive et justifiée par des considérations d’ordre public.">
            <text:p>Cela sonne comme un dernier coup de poker signé 5555 5555. Peut-être en rêvait-il depuis des années, lui, le grand amateur de cigares, fondateur du club des parlementaires amateurs de Havane, de 6666 2222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4444 ans, et qu’il voyait comme un élément d’attractivité supplémentaire pour la commune, se heurte à un problème 1111 de taille. La législation sur les 3333 est très restrictive et justifiée par des considérations d’ordre public.</text:p>
          </table:table-cell>
          <table:table-cell office:value-type="string" office:string-value="juridique">
            <text:p>juridique</text:p>
          </table:table-cell>
          <table:table-cell office:value-type="string" office:string-value="sa">
            <text:p>sa</text:p>
          </table:table-cell>
          <table:table-cell office:value-type="string" office:string-value="casinos">
            <text:p>casinos</text:p>
          </table:table-cell>
          <table:table-cell office:value-type="string" office:string-value="85">
            <text:p>85</text:p>
          </table:table-cell>
          <table:table-cell office:value-type="string" office:string-value="André Santini">
            <text:p>André Santini</text:p>
          </table:table-cell>
          <table:table-cell office:value-type="string" office:string-value="souffler">
            <text:p>souffler</text:p>
          </table:table-cell>
        </table:table-row>
        <table:table-row>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 Ils ont brûlé votre maison, 3333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4444, durant les émeutes ayant suivi la mort de 5555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1111.Cette nuit-là, le maire est réveillé en pleine nuit par le préfet qui l’alerte 2222 sa mairie est en train de brûler. Quelques heures plus tôt, il venait de 6666 un conseil municipal qu’il avait dû abréger en raison des échauffourées qui se rapprochaient.">
            <text:p>« Ils ont brûlé votre maison, 3333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4444, durant les émeutes ayant suivi la mort de 5555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1111.Cette nuit-là, le maire est réveillé en pleine nuit par le préfet qui l’alerte 2222 sa mairie est en train de brûler. Quelques heures plus tôt, il venait de 6666 un conseil municipal qu’il avait dû abréger en raison des échauffourées qui se rapprochaient.</text:p>
          </table:table-cell>
          <table:table-cell office:value-type="string" office:string-value="neuf">
            <text:p>neuf</text:p>
          </table:table-cell>
          <table:table-cell office:value-type="string" office:string-value="que">
            <text:p>que</text:p>
          </table:table-cell>
          <table:table-cell office:value-type="string" office:string-value="monsieur">
            <text:p>monsieur</text:p>
          </table:table-cell>
          <table:table-cell office:value-type="string" office:string-value="2023">
            <text:p>2023</text:p>
          </table:table-cell>
          <table:table-cell office:value-type="string" office:string-value="Nahel">
            <text:p>Nahel</text:p>
          </table:table-cell>
          <table:table-cell office:value-type="string" office:string-value="présider">
            <text:p>présider</text:p>
          </table:table-cell>
        </table:table-row>
        <table:table-row>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 Les premiers foyers doivent être raccordés dès le début de l’année 2026. » Bien que le derrick domine encore le 3333 et que les travaux de forage du puits de chaleur et de sa station de pompage battent encore leur plein, le maire de Châtenay-Malabry (Hauts-de-Seine) Carl Segaud (5555) l’assure, les premiers habitants vont pouvoir bénéficier très bientôt de la chaleur issue des entrailles de la terre.Depuis la fin du mois d’août, des dizaines d’ouvriers se relaient jour et nuit, 4444 heures sur 24, pour creuser deux puits 1111 sur le site de l’ancienne faculté de pharmacie. 2222 objectif : atteindre la couche géologique du 6666 située entre 1 700 et 2 000 m sous leurs pieds pour y puiser une eau naturellement chauffée.">
            <text:p>« Les premiers foyers doivent être raccordés dès le début de l’année 2026. » Bien que le derrick domine encore le 3333 et que les travaux de forage du puits de chaleur et de sa station de pompage battent encore leur plein, le maire de Châtenay-Malabry (Hauts-de-Seine) Carl Segaud (5555) l’assure, les premiers habitants vont pouvoir bénéficier très bientôt de la chaleur issue des entrailles de la terre.Depuis la fin du mois d’août, des dizaines d’ouvriers se relaient jour et nuit, 4444 heures sur 24, pour creuser deux puits 1111 sur le site de l’ancienne faculté de pharmacie. 2222 objectif : atteindre la couche géologique du 6666 située entre 1 700 et 2 000 m sous leurs pieds pour y puiser une eau naturellement chauffée.</text:p>
          </table:table-cell>
          <table:table-cell office:value-type="string" office:string-value="géothermiques">
            <text:p>géothermiques</text:p>
          </table:table-cell>
          <table:table-cell office:value-type="string" office:string-value="Leur">
            <text:p>Leur</text:p>
          </table:table-cell>
          <table:table-cell office:value-type="string" office:string-value="paysage">
            <text:p>paysage</text:p>
          </table:table-cell>
          <table:table-cell office:value-type="string" office:string-value="24">
            <text:p>24</text:p>
          </table:table-cell>
          <table:table-cell office:value-type="string" office:string-value="LR">
            <text:p>LR</text:p>
          </table:table-cell>
          <table:table-cell office:value-type="string" office:string-value="dogger">
            <text:p>dogger</text:p>
          </table:table-cell>
        </table:table-row>
        <table:table-row>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onner le nom d’un joueur d’échecs à une rue n’est pas un usage sans risque. La preuve à Asnières où, après la controverse Karpov, rebondit une nouvelle polémique autour d’une star de la discipline si chère au maire 5555 5555 (LR) : le russe Vladimir Kramnik, 3333 du monde entre 2000 et 2007. Plusieurs grands maîtres 6666 l’attitude de ce 1111 à l’égard du prodige américain Daniel Naroditsky, décédé le 20 octobre dernier à l’âge de 29 ans.2222 fournir de preuves tangibles, Kramnik, 50 ans, a accusé son cadet de tricherie aux échecs en ligne. Des attaques que le champion russe aurait formulées dès le mois de mars 4444 et qu’il aurait réitérées à plusieurs reprises. ">
            <text:p>Donner le nom d’un joueur d’échecs à une rue n’est pas un usage sans risque. La preuve à Asnières où, après la controverse Karpov, rebondit une nouvelle polémique autour d’une star de la discipline si chère au maire 5555 5555 (LR) : le russe Vladimir Kramnik, 3333 du monde entre 2000 et 2007. Plusieurs grands maîtres 6666 l’attitude de ce 1111 à l’égard du prodige américain Daniel Naroditsky, décédé le 20 octobre dernier à l’âge de 29 ans.2222 fournir de preuves tangibles, Kramnik, 50 ans, a accusé son cadet de tricherie aux échecs en ligne. Des attaques que le champion russe aurait formulées dès le mois de mars 4444 et qu’il aurait réitérées à plusieurs reprises. </text:p>
          </table:table-cell>
          <table:table-cell office:value-type="string" office:string-value="dernier">
            <text:p>dernier</text:p>
          </table:table-cell>
          <table:table-cell office:value-type="string" office:string-value="Sans">
            <text:p>Sans</text:p>
          </table:table-cell>
          <table:table-cell office:value-type="string" office:string-value="champion">
            <text:p>champion</text:p>
          </table:table-cell>
          <table:table-cell office:value-type="string" office:string-value="2024">
            <text:p>2024</text:p>
          </table:table-cell>
          <table:table-cell office:value-type="string" office:string-value="Manuel Aeschlimann">
            <text:p>Manuel Aeschlimann</text:p>
          </table:table-cell>
          <table:table-cell office:value-type="string" office:string-value="dénoncent">
            <text:p>dénoncent</text:p>
          </table:table-cell>
        </table:table-row>
        <table:table-row>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1111 incendie dans l’usine Panzani, à 5555 (Hauts-de-Seine), ce mercredi soir. À cause d’un chariot 3333, qui s’est embrasé 2222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4444 personnes se trouvant dans les locaux de l’usine, située avenue Louis-Roche, non loin du Pont de Saint-Ouen, ont été 6666.">
            <text:p>1111 incendie dans l’usine Panzani, à 5555 (Hauts-de-Seine), ce mercredi soir. À cause d’un chariot 3333, qui s’est embrasé 2222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4444 personnes se trouvant dans les locaux de l’usine, située avenue Louis-Roche, non loin du Pont de Saint-Ouen, ont été 6666.</text:p>
          </table:table-cell>
          <table:table-cell office:value-type="string" office:string-value="Gros">
            <text:p>Gros</text:p>
          </table:table-cell>
          <table:table-cell office:value-type="string" office:string-value="en">
            <text:p>en</text:p>
          </table:table-cell>
          <table:table-cell office:value-type="string" office:string-value="élévateur">
            <text:p>élévateur</text:p>
          </table:table-cell>
          <table:table-cell office:value-type="string" office:string-value="seize">
            <text:p>seize</text:p>
          </table:table-cell>
          <table:table-cell office:value-type="string" office:string-value="Gennevilliers">
            <text:p>Gennevilliers</text:p>
          </table:table-cell>
          <table:table-cell office:value-type="string" office:string-value="évacuées">
            <text:p>évacuées</text:p>
          </table:table-cell>
        </table:table-row>
        <table:table-row>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a brigade des sapeurs-pompiers de Paris a dépêché quelque quarante hommes et une quinzaine d’engins pour 6666 2222 sinistre. Par précaution, à cause d’un risque d’explosion dans les silos, seize personnes se trouvant dans les locaux de l’usine, située avenue 5555, non loin du Pont de Saint-Ouen, ont été évacuées. Pour venir à bout des flammes et écarter tout danger d’explosion, les 3333 du feu ont œuvré pendant près de deux heures. Leur intervention s’est achevée vers 4444 heures. Le feu a dégagé une épaisse fumée 1111 de loin.">
            <text:p>La brigade des sapeurs-pompiers de Paris a dépêché quelque quarante hommes et une quinzaine d’engins pour 6666 2222 sinistre. Par précaution, à cause d’un risque d’explosion dans les silos, seize personnes se trouvant dans les locaux de l’usine, située avenue 5555, non loin du Pont de Saint-Ouen, ont été évacuées. Pour venir à bout des flammes et écarter tout danger d’explosion, les 3333 du feu ont œuvré pendant près de deux heures. Leur intervention s’est achevée vers 4444 heures. Le feu a dégagé une épaisse fumée 1111 de loin.</text:p>
          </table:table-cell>
          <table:table-cell office:value-type="string" office:string-value="visible">
            <text:p>visible</text:p>
          </table:table-cell>
          <table:table-cell office:value-type="string" office:string-value="le">
            <text:p>le</text:p>
          </table:table-cell>
          <table:table-cell office:value-type="string" office:string-value="soldats">
            <text:p>soldats</text:p>
          </table:table-cell>
          <table:table-cell office:value-type="string" office:string-value="20">
            <text:p>20</text:p>
          </table:table-cell>
          <table:table-cell office:value-type="string" office:string-value="Louis-Roche">
            <text:p>Louis-Roche</text:p>
          </table:table-cell>
          <table:table-cell office:value-type="string" office:string-value="maîtriser">
            <text:p>maîtriser</text:p>
          </table:table-cell>
        </table:table-row>
        <table:table-row>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Préparez les coupe-vent et autres K-Way ! Ce jeudi, la tempête Benjamin débarque sur la France, en provenance de l’5555. Un phénomène particulièrement précoce, qui ne s’arrêtera pas au littoral atlantique, puisqu’il atteindra les terres, dont l’Île-de-France.2222 partira de la Manche et de la 3333 atlantique, dans la nuit de mercredi à jeudi, avec des rafales très fortes — au-delà des 120 km/h — attendues. Pour Paris et sa région, le vent ne soufflera pas autant, mais les rafales maximales pourraient atteindre les 80, voire 4444 km/h par endroits, d’après les données de Météo France. Selon les 1111 estimations, le plus fort des rafales aura lieu en début d’après-midi mais le vent 6666 de souffler le matin, voire dès ce mercredi soir.">
            <text:p>Préparez les coupe-vent et autres K-Way ! Ce jeudi, la tempête Benjamin débarque sur la France, en provenance de l’5555. Un phénomène particulièrement précoce, qui ne s’arrêtera pas au littoral atlantique, puisqu’il atteindra les terres, dont l’Île-de-France.2222 partira de la Manche et de la 3333 atlantique, dans la nuit de mercredi à jeudi, avec des rafales très fortes — au-delà des 120 km/h — attendues. Pour Paris et sa région, le vent ne soufflera pas autant, mais les rafales maximales pourraient atteindre les 80, voire 4444 km/h par endroits, d’après les données de Météo France. Selon les 1111 estimations, le plus fort des rafales aura lieu en début d’après-midi mais le vent 6666 de souffler le matin, voire dès ce mercredi soir.</text:p>
          </table:table-cell>
          <table:table-cell office:value-type="string" office:string-value="dernières">
            <text:p>dernières</text:p>
          </table:table-cell>
          <table:table-cell office:value-type="string" office:string-value="Tout">
            <text:p>Tout</text:p>
          </table:table-cell>
          <table:table-cell office:value-type="string" office:string-value="façade">
            <text:p>façade</text:p>
          </table:table-cell>
          <table:table-cell office:value-type="string" office:string-value="90">
            <text:p>90</text:p>
          </table:table-cell>
          <table:table-cell office:value-type="string" office:string-value="Ouest">
            <text:p>Ouest</text:p>
          </table:table-cell>
          <table:table-cell office:value-type="string" office:string-value="commencera">
            <text:p>commencera</text:p>
          </table:table-cell>
        </table:table-row>
        <table:table-row>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Une vitrine 1111 de Playmobil géants, de Mickey et Minnie et autres Snoopy coiffés d’une couronne dorée. Bienvenue dans le showroom à Neuilly-sur-Seine de Leblon-Delienne, qui 6666 aux 4444 coins du monde ses sculptures inspirées des personnages de notre enfance. De véritables objets de collection pour une entreprise artisanale qui fête cette année ses quarante ans.C’est 2222 début des années 1980 que Marie Leblon et 5555 5555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3333 à collectionner.">
            <text:p>Une vitrine 1111 de Playmobil géants, de Mickey et Minnie et autres Snoopy coiffés d’une couronne dorée. Bienvenue dans le showroom à Neuilly-sur-Seine de Leblon-Delienne, qui 6666 aux 4444 coins du monde ses sculptures inspirées des personnages de notre enfance. De véritables objets de collection pour une entreprise artisanale qui fête cette année ses quarante ans.C’est 2222 début des années 1980 que Marie Leblon et 5555 5555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3333 à collectionner.</text:p>
          </table:table-cell>
          <table:table-cell office:value-type="string" office:string-value="remplie">
            <text:p>remplie</text:p>
          </table:table-cell>
          <table:table-cell office:value-type="string" office:string-value="au">
            <text:p>au</text:p>
          </table:table-cell>
          <table:table-cell office:value-type="string" office:string-value="figurines">
            <text:p>figurines</text:p>
          </table:table-cell>
          <table:table-cell office:value-type="string" office:string-value="quatre">
            <text:p>quatre</text:p>
          </table:table-cell>
          <table:table-cell office:value-type="string" office:string-value="Éric Delienne">
            <text:p>Éric Delienne</text:p>
          </table:table-cell>
          <table:table-cell office:value-type="string" office:string-value="essaime">
            <text:p>essaime</text:p>
          </table:table-cell>
        </table:table-row>
        <table:table-row>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 Enfin ! » Patrice Leclerc est soulagé. Le maire (5555) de Gennevilliers vient d’inaugurer la nouvelle halle des Grésillons. Située 2222 le marché et le restaurant du théâtre, la halle de 3 000 m² a fermé ses portes en 444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1111 » ont alors planché sur la renaissance de la bâtisse. L’idée était d’en faire un 3333 mixte pouvant 6666 plusieurs « cellules » occupées par des artisans, des artistes, des associations…">
            <text:p>« Enfin ! » Patrice Leclerc est soulagé. Le maire (5555) de Gennevilliers vient d’inaugurer la nouvelle halle des Grésillons. Située 2222 le marché et le restaurant du théâtre, la halle de 3 000 m² a fermé ses portes en 444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1111 » ont alors planché sur la renaissance de la bâtisse. L’idée était d’en faire un 3333 mixte pouvant 6666 plusieurs « cellules » occupées par des artisans, des artistes, des associations…</text:p>
          </table:table-cell>
          <table:table-cell office:value-type="string" office:string-value="transitoire">
            <text:p>transitoire</text:p>
          </table:table-cell>
          <table:table-cell office:value-type="string" office:string-value="entre">
            <text:p>entre</text:p>
          </table:table-cell>
          <table:table-cell office:value-type="string" office:string-value="lieu">
            <text:p>lieu</text:p>
          </table:table-cell>
          <table:table-cell office:value-type="string" office:string-value="2004">
            <text:p>2004</text:p>
          </table:table-cell>
          <table:table-cell office:value-type="string" office:string-value="PCF">
            <text:p>PCF</text:p>
          </table:table-cell>
          <table:table-cell office:value-type="string" office:string-value="accueillir">
            <text:p>accueillir</text:p>
          </table:table-cell>
        </table:table-row>
        <table:table-row>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Un mois après la découverte, 2222 22 septembre, de son corps décomposé, Mohand Alouache, mort dans l’isolement et le dénuement à 5555 (Hauts-de-Seine), est toujours à l’institut médico-légal de Garches. Au 3333 de Nanterre, on indique seulement que les analyses sont « 1111 ». Il faut ainsi 6666 que, pour le moment, l’enquête ouverte pour recherches des causes de la mort, n’a pas vraiment avancé. Aussi, le corps de ce monsieur décédé vraisemblablement depuis près de 4444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2222 22 septembre, de son corps décomposé, Mohand Alouache, mort dans l’isolement et le dénuement à 5555 (Hauts-de-Seine), est toujours à l’institut médico-légal de Garches. Au 3333 de Nanterre, on indique seulement que les analyses sont « 1111 ». Il faut ainsi 6666 que, pour le moment, l’enquête ouverte pour recherches des causes de la mort, n’a pas vraiment avancé. Aussi, le corps de ce monsieur décédé vraisemblablement depuis près de 4444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longues">
            <text:p>longues</text:p>
          </table:table-cell>
          <table:table-cell office:value-type="string" office:string-value="le">
            <text:p>le</text:p>
          </table:table-cell>
          <table:table-cell office:value-type="string" office:string-value="parquet">
            <text:p>parquet</text:p>
          </table:table-cell>
          <table:table-cell office:value-type="string" office:string-value="trois">
            <text:p>trois</text:p>
          </table:table-cell>
          <table:table-cell office:value-type="string" office:string-value="Montrouge">
            <text:p>Montrouge</text:p>
          </table:table-cell>
          <table:table-cell office:value-type="string" office:string-value="comprendre">
            <text:p>comprendre</text:p>
          </table:table-cell>
        </table:table-row>
        <table:table-row>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La purée volcan arrosée d’un jus de viande totalement régressif, c’est l’essence même du succès de Rosette, la table de Clichy qui fait traverser le périphérique à tous les critiques gastronomiques depuis le printemps 4444. Le restaurant de quartier estampillé Bib gourmand par le guide Michelin a désormais une petite sœur, Josie. Ce bar à vins (mais pas que) 6666 d’ouvrir 2222 portes sur le trottoir d’en face, à l’angle des rues de Paris et Victor-Méric, dans un secteur qui poursuit ainsi sa métamorphose.Ici, la sommelière Camille Aldon et le chef Arthur Auguy, le couple à la ville et en 3333 derrière Rosette, font équipe avec 5555 5555. Elle aussi sommelière et meilleure apprentie de France 2019, elle a notamment travaillé chez Halo, un lieu 1111 du Marais entre mode, design et gastronomie. ">
            <text:p>La purée volcan arrosée d’un jus de viande totalement régressif, c’est l’essence même du succès de Rosette, la table de Clichy qui fait traverser le périphérique à tous les critiques gastronomiques depuis le printemps 4444. Le restaurant de quartier estampillé Bib gourmand par le guide Michelin a désormais une petite sœur, Josie. Ce bar à vins (mais pas que) 6666 d’ouvrir 2222 portes sur le trottoir d’en face, à l’angle des rues de Paris et Victor-Méric, dans un secteur qui poursuit ainsi sa métamorphose.Ici, la sommelière Camille Aldon et le chef Arthur Auguy, le couple à la ville et en 3333 derrière Rosette, font équipe avec 5555 5555. Elle aussi sommelière et meilleure apprentie de France 2019, elle a notamment travaillé chez Halo, un lieu 1111 du Marais entre mode, design et gastronomie. </text:p>
          </table:table-cell>
          <table:table-cell office:value-type="string" office:string-value="hybride">
            <text:p>hybride</text:p>
          </table:table-cell>
          <table:table-cell office:value-type="string" office:string-value="ses">
            <text:p>ses</text:p>
          </table:table-cell>
          <table:table-cell office:value-type="string" office:string-value="cuisines">
            <text:p>cuisines</text:p>
          </table:table-cell>
          <table:table-cell office:value-type="string" office:string-value="2023">
            <text:p>2023</text:p>
          </table:table-cell>
          <table:table-cell office:value-type="string" office:string-value="Irène Jaubert">
            <text:p>Irène Jaubert</text:p>
          </table:table-cell>
          <table:table-cell office:value-type="string" office:string-value="vient">
            <text:p>vient</text:p>
          </table:table-cell>
        </table:table-row>
        <table:table-row>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 B, C ou D ? Les candidats au Code de la route que présentait régulièrement ce traducteur assermenté ne se trompaient jamais. En 2222 cas, pas assez. C’est d’ailleurs ce qui a attiré l’attention des fonctionnaires du Bureau de l’éducation routière de la préfecture de la Seine-et-Marne. Ils ont fait 6666 leurs doutes au préfet qui a saisi, début août, le 3333 de la République de 5555 de ses soupçons de fraude à l’épreuve théorique de l’examen du permis de conduire.Depuis début septembre, des policiers de la brigade de police 1111 et des enquêtes générales (BPAEG) du commissariat de police de Melun-Val de Seine enquêtent donc sur les agissements d’un Français d’origine syrienne, âgé de 4444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2222 cas, pas assez. C’est d’ailleurs ce qui a attiré l’attention des fonctionnaires du Bureau de l’éducation routière de la préfecture de la Seine-et-Marne. Ils ont fait 6666 leurs doutes au préfet qui a saisi, début août, le 3333 de la République de 5555 de ses soupçons de fraude à l’épreuve théorique de l’examen du permis de conduire.Depuis début septembre, des policiers de la brigade de police 1111 et des enquêtes générales (BPAEG) du commissariat de police de Melun-Val de Seine enquêtent donc sur les agissements d’un Français d’origine syrienne, âgé de 4444 ans, inscrit comme expert traducteur auprès des tribunaux et intervenant régulièrement comme interprète en langue arabe lors d’épreuves du Code de la route.</text:p>
          </table:table-cell>
          <table:table-cell office:value-type="string" office:string-value="administrative">
            <text:p>administrative</text:p>
          </table:table-cell>
          <table:table-cell office:value-type="string" office:string-value="tout">
            <text:p>tout</text:p>
          </table:table-cell>
          <table:table-cell office:value-type="string" office:string-value="procureur">
            <text:p>procureur</text:p>
          </table:table-cell>
          <table:table-cell office:value-type="string" office:string-value="41">
            <text:p>41</text:p>
          </table:table-cell>
          <table:table-cell office:value-type="string" office:string-value="Melun">
            <text:p>Melun</text:p>
          </table:table-cell>
          <table:table-cell office:value-type="string" office:string-value="remonter">
            <text:p>remonter</text:p>
          </table:table-cell>
        </table:table-row>
        <table:table-row>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 Nous sommes en train de stopper l’3333. C’est le résultat de quatre années de travail collectif mené, dans le cadre du 5555 5555 5555, par le département de Seine-et-Marne avec l’Agence 1111 de santé (ARS) et 2222 Caisse primaire d’assurance maladie (CPAM) qui a 6666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4444 généralistes pour 100 000 habitants en 2025, alors qu’ils étaient encore de 112 en 2012. ">
            <text:p>« Nous sommes en train de stopper l’3333. C’est le résultat de quatre années de travail collectif mené, dans le cadre du 5555 5555 5555, par le département de Seine-et-Marne avec l’Agence 1111 de santé (ARS) et 2222 Caisse primaire d’assurance maladie (CPAM) qui a 6666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4444 généralistes pour 100 000 habitants en 2025, alors qu’ils étaient encore de 112 en 2012. </text:p>
          </table:table-cell>
          <table:table-cell office:value-type="string" office:string-value="régionale">
            <text:p>régionale</text:p>
          </table:table-cell>
          <table:table-cell office:value-type="string" office:string-value="la">
            <text:p>la</text:p>
          </table:table-cell>
          <table:table-cell office:value-type="string" office:string-value="hémorragie">
            <text:p>hémorragie</text:p>
          </table:table-cell>
          <table:table-cell office:value-type="string" office:string-value="89">
            <text:p>89</text:p>
          </table:table-cell>
          <table:table-cell office:value-type="string" office:string-value="Pacte Santé 77">
            <text:p>Pacte Santé 77</text:p>
          </table:table-cell>
          <table:table-cell office:value-type="string" office:string-value="permis">
            <text:p>permis</text:p>
          </table:table-cell>
        </table:table-row>
        <table:table-row>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 2222 la densité urbaine et hospitalière, la région Île-de-France est le premier désert médical métropolitain. » Ce bilan, 6666 début novembre par l’Association des maires franciliens et l’Agence régionale de santé (ARS), place une nouvelle fois la question du manque de professionnels soignants au cœur des préoccupations.« Un 3333 1111 majeur », constatent les élus, avec 4444 % du territoire classé en zone d’intervention prioritaire (5555) permettant des aides d’État à l’installation de nouveaux praticiens. Si la Seine-Saint-Denis, la Seine-et-Marne et le Val-d’Oise sont les trois départements les plus concernés, aucun n’y échappe.">
            <text:p>« 2222 la densité urbaine et hospitalière, la région Île-de-France est le premier désert médical métropolitain. » Ce bilan, 6666 début novembre par l’Association des maires franciliens et l’Agence régionale de santé (ARS), place une nouvelle fois la question du manque de professionnels soignants au cœur des préoccupations.« Un 3333 1111 majeur », constatent les élus, avec 4444 % du territoire classé en zone d’intervention prioritaire (5555) permettant des aides d’État à l’installation de nouveaux praticiens. Si la Seine-Saint-Denis, la Seine-et-Marne et le Val-d’Oise sont les trois départements les plus concernés, aucun n’y échappe.</text:p>
          </table:table-cell>
          <table:table-cell office:value-type="string" office:string-value="territorial">
            <text:p>territorial</text:p>
          </table:table-cell>
          <table:table-cell office:value-type="string" office:string-value="Malgré">
            <text:p>Malgré</text:p>
          </table:table-cell>
          <table:table-cell office:value-type="string" office:string-value="défi">
            <text:p>défi</text:p>
          </table:table-cell>
          <table:table-cell office:value-type="string" office:string-value="62,4">
            <text:p>62,4</text:p>
          </table:table-cell>
          <table:table-cell office:value-type="string" office:string-value="ZIP">
            <text:p>ZIP</text:p>
          </table:table-cell>
          <table:table-cell office:value-type="string" office:string-value="dressé">
            <text:p>dressé</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config="urn:oasis:names:tc:opendocument:xmlns:config:1.0" xmlns:ooo="http://openoffice.org/2004/office" xmlns:dc="http://purl.org/dc/elements/1.1/"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config="urn:oasis:names:tc:opendocument:xmlns:config:1.0" xmlns:ooo="http://openoffice.org/2004/office" xmlns:dc="http://purl.org/dc/elements/1.1/"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